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4.911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5.346cm"/>
    </style:style>
    <style:style style:name="co13" style:family="table-column">
      <style:table-column-properties fo:break-before="auto" style:column-width="5.182cm"/>
    </style:style>
    <style:style style:name="co14" style:family="table-column">
      <style:table-column-properties fo:break-before="auto" style:column-width="2.62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5.209cm"/>
    </style:style>
    <style:style style:name="co18" style:family="table-column">
      <style:table-column-properties fo:break-before="auto" style:column-width="4.992cm"/>
    </style:style>
    <style:style style:name="co19" style:family="table-column">
      <style:table-column-properties fo:break-before="auto" style:column-width="4.611cm"/>
    </style:style>
    <style:style style:name="co20" style:family="table-column">
      <style:table-column-properties fo:break-before="auto" style:column-width="3.33cm"/>
    </style:style>
    <style:style style:name="co21" style:family="table-column">
      <style:table-column-properties fo:break-before="auto" style:column-width="4.42cm"/>
    </style:style>
    <style:style style:name="co22" style:family="table-column">
      <style:table-column-properties fo:break-before="auto" style:column-width="4.583cm"/>
    </style:style>
    <style:style style:name="co23" style:family="table-column">
      <style:table-column-properties fo:break-before="auto" style:column-width="4.692cm"/>
    </style:style>
    <style:style style:name="co24" style:family="table-column">
      <style:table-column-properties fo:break-before="auto" style:column-width="2.84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6.3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ources</text:p>
          </table:table-cell>
          <table:table-cell office:value-type="string" calcext:value-type="string">
            <text:p>accounts</text:p>
          </table:table-cell>
          <table:table-cell office:value-type="string" calcext:value-type="string">
            <text:p>singleValuedInboundMappings</text:p>
          </table:table-cell>
          <table:table-cell office:value-type="string" calcext:value-type="string">
            <text:p>multiValuedInboundMappings</text:p>
          </table:table-cell>
          <table:table-cell office:value-type="string" calcext:value-type="string">
            <text:p>attributeValues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singleValuedOutboundMappings</text:p>
          </table:table-cell>
          <table:table-cell office:value-type="string" calcext:value-type="string">
            <text:p>multiValuedOutboundMappings</text:p>
          </table:table-cell>
          <table:table-cell office:value-type="string" calcext:value-type="string">
            <text:p>businessRoles</text:p>
          </table:table-cell>
          <table:table-cell office:value-type="string" calcext:value-type="string">
            <text:p>technicalRoles</text:p>
          </table:table-cell>
          <table:table-cell office:value-type="string" calcext:value-type="string">
            <text:p>assignmentsMin</text:p>
          </table:table-cell>
          <table:table-cell office:value-type="string" calcext:value-type="string">
            <text:p>assignmentsMax</text:p>
          </table:table-cell>
          <table:table-cell office:value-type="string" calcext:value-type="string">
            <text:p>inducementsMin</text:p>
          </table:table-cell>
          <table:table-cell office:value-type="string" calcext:value-type="string">
            <text:p>inducementsMax</text:p>
          </table:table-cell>
          <table:table-cell office:value-type="string" calcext:value-type="string">
            <text:p>schemaSingleValuedProperties</text:p>
          </table:table-cell>
          <table:table-cell office:value-type="string" calcext:value-type="string">
            <text:p>schemaMultiValuedProperties</text:p>
          </table:table-cell>
          <table:table-cell office:value-type="string" calcext:value-type="string">
            <text:p>schemaIndexedPercentage</text:p>
          </table:table-cell>
          <table:table-cell office:value-type="string" calcext:value-type="string">
            <text:p>importTaskThreads</text:p>
          </table:table-cell>
          <table:table-cell office:value-type="string" calcext:value-type="string">
            <text:p>reconciliationTaskThreads</text:p>
          </table:table-cell>
          <table:table-cell office:value-type="string" calcext:value-type="string">
            <text:p>recomputationTaskThrea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PerAccount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474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8297" calcext:value-type="float">
            <text:p>38297</text:p>
          </table:table-cell>
          <table:table-cell office:value-type="float" office:value="19.1485" calcext:value-type="float">
            <text:p>19.148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474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0490" calcext:value-type="float">
            <text:p>10490</text:p>
          </table:table-cell>
          <table:table-cell office:value-type="float" office:value="5.245" calcext:value-type="float">
            <text:p>5.24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474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9331" calcext:value-type="float">
            <text:p>9331</text:p>
          </table:table-cell>
          <table:table-cell office:value-type="float" office:value="4.6655" calcext:value-type="float">
            <text:p>4.665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49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65624" calcext:value-type="float">
            <text:p>65624</text:p>
          </table:table-cell>
          <table:table-cell office:value-type="float" office:value="32.812" calcext:value-type="float">
            <text:p>32.81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49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4388" calcext:value-type="float">
            <text:p>14388</text:p>
          </table:table-cell>
          <table:table-cell office:value-type="float" office:value="7.194" calcext:value-type="float">
            <text:p>7.19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49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3500" calcext:value-type="float">
            <text:p>13500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1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3685" calcext:value-type="float">
            <text:p>43685</text:p>
          </table:table-cell>
          <table:table-cell office:value-type="float" office:value="43.685" calcext:value-type="float">
            <text:p>43.68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1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5523" calcext:value-type="float">
            <text:p>15523</text:p>
          </table:table-cell>
          <table:table-cell office:value-type="float" office:value="15.523" calcext:value-type="float">
            <text:p>15.52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1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4998" calcext:value-type="float">
            <text:p>14998</text:p>
          </table:table-cell>
          <table:table-cell office:value-type="float" office:value="14.998" calcext:value-type="float">
            <text:p>14.9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2386" calcext:value-type="float">
            <text:p>82386</text:p>
          </table:table-cell>
          <table:table-cell office:value-type="float" office:value="82.386" calcext:value-type="float">
            <text:p>82.3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9308" calcext:value-type="float">
            <text:p>29308</text:p>
          </table:table-cell>
          <table:table-cell office:value-type="float" office:value="29.308" calcext:value-type="float">
            <text:p>29.30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0583" calcext:value-type="float">
            <text:p>30583</text:p>
          </table:table-cell>
          <table:table-cell office:value-type="float" office:value="30.583" calcext:value-type="float">
            <text:p>30.58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73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4898" calcext:value-type="float">
            <text:p>104898</text:p>
          </table:table-cell>
          <table:table-cell office:value-type="float" office:value="209.796" calcext:value-type="float">
            <text:p>209.79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73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2918" calcext:value-type="float">
            <text:p>32918</text:p>
          </table:table-cell>
          <table:table-cell office:value-type="float" office:value="65.836" calcext:value-type="float">
            <text:p>65.83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73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4506" calcext:value-type="float">
            <text:p>34506</text:p>
          </table:table-cell>
          <table:table-cell office:value-type="float" office:value="69.012" calcext:value-type="float">
            <text:p>69.01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1093" calcext:value-type="float">
            <text:p>41093</text:p>
          </table:table-cell>
          <table:table-cell office:value-type="float" office:value="41.093" calcext:value-type="float">
            <text:p>41.09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28871" calcext:value-type="float">
            <text:p>28871</text:p>
          </table:table-cell>
          <table:table-cell office:value-type="float" office:value="28.871" calcext:value-type="float">
            <text:p>28.87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32326" calcext:value-type="float">
            <text:p>32326</text:p>
          </table:table-cell>
          <table:table-cell office:value-type="float" office:value="32.326" calcext:value-type="float">
            <text:p>32.32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39572" calcext:value-type="float">
            <text:p>39572</text:p>
          </table:table-cell>
          <table:table-cell office:value-type="float" office:value="39.572" calcext:value-type="float">
            <text:p>39.57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44560" calcext:value-type="float">
            <text:p>44560</text:p>
          </table:table-cell>
          <table:table-cell office:value-type="float" office:value="44.56" calcext:value-type="float">
            <text:p>44.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1691" calcext:value-type="float">
            <text:p>21691</text:p>
          </table:table-cell>
          <table:table-cell office:value-type="float" office:value="21.691" calcext:value-type="float">
            <text:p>21.69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7027" calcext:value-type="float">
            <text:p>17027</text:p>
          </table:table-cell>
          <table:table-cell office:value-type="float" office:value="17.027" calcext:value-type="float">
            <text:p>17.02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7123" calcext:value-type="float">
            <text:p>17123</text:p>
          </table:table-cell>
          <table:table-cell office:value-type="float" office:value="17.123" calcext:value-type="float">
            <text:p>17.12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6798" calcext:value-type="float">
            <text:p>16798</text:p>
          </table:table-cell>
          <table:table-cell office:value-type="float" office:value="16.798" calcext:value-type="float">
            <text:p>16.7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6565" calcext:value-type="float">
            <text:p>16565</text:p>
          </table:table-cell>
          <table:table-cell office:value-type="float" office:value="16.565" calcext:value-type="float">
            <text:p>16.56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67448" calcext:value-type="float">
            <text:p>67448</text:p>
          </table:table-cell>
          <table:table-cell office:value-type="float" office:value="67.448" calcext:value-type="float">
            <text:p>67.44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4328" calcext:value-type="float">
            <text:p>24328</text:p>
          </table:table-cell>
          <table:table-cell office:value-type="float" office:value="48.656" calcext:value-type="float">
            <text:p>48.6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17071" calcext:value-type="float">
            <text:p>17071</text:p>
          </table:table-cell>
          <table:table-cell office:value-type="float" office:value="34.142" calcext:value-type="float">
            <text:p>34.1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7795" calcext:value-type="float">
            <text:p>17795</text:p>
          </table:table-cell>
          <table:table-cell office:value-type="float" office:value="35.59" calcext:value-type="float">
            <text:p>35.5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20149" calcext:value-type="float">
            <text:p>20149</text:p>
          </table:table-cell>
          <table:table-cell office:value-type="float" office:value="40.298" calcext:value-type="float">
            <text:p>40.2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23344" calcext:value-type="float">
            <text:p>23344</text:p>
          </table:table-cell>
          <table:table-cell office:value-type="float" office:value="46.688" calcext:value-type="float">
            <text:p>46.6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28344" calcext:value-type="float">
            <text:p>28344</text:p>
          </table:table-cell>
          <table:table-cell office:value-type="float" office:value="56.688" calcext:value-type="float">
            <text:p>56.6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30506" calcext:value-type="float">
            <text:p>30506</text:p>
          </table:table-cell>
          <table:table-cell office:value-type="float" office:value="61.012" calcext:value-type="float">
            <text:p>61.01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35188" calcext:value-type="float">
            <text:p>35188</text:p>
          </table:table-cell>
          <table:table-cell office:value-type="float" office:value="70.376" calcext:value-type="float">
            <text:p>70.37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40149" calcext:value-type="float">
            <text:p>40149</text:p>
          </table:table-cell>
          <table:table-cell office:value-type="float" office:value="80.298" calcext:value-type="float">
            <text:p>80.2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43902" calcext:value-type="float">
            <text:p>43902</text:p>
          </table:table-cell>
          <table:table-cell office:value-type="float" office:value="87.804" calcext:value-type="float">
            <text:p>87.80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6669" calcext:value-type="float">
            <text:p>16669</text:p>
          </table:table-cell>
          <table:table-cell office:value-type="float" office:value="33.338" calcext:value-type="float">
            <text:p>33.33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4296" calcext:value-type="float">
            <text:p>14296</text:p>
          </table:table-cell>
          <table:table-cell office:value-type="float" office:value="28.592" calcext:value-type="float">
            <text:p>28.5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4333" calcext:value-type="float">
            <text:p>14333</text:p>
          </table:table-cell>
          <table:table-cell office:value-type="float" office:value="28.666" calcext:value-type="float">
            <text:p>28.66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4246" calcext:value-type="float">
            <text:p>14246</text:p>
          </table:table-cell>
          <table:table-cell office:value-type="float" office:value="28.492" calcext:value-type="float">
            <text:p>28.4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4096" calcext:value-type="float">
            <text:p>14096</text:p>
          </table:table-cell>
          <table:table-cell office:value-type="float" office:value="28.192" calcext:value-type="float">
            <text:p>28.1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14479" calcext:value-type="float">
            <text:p>14479</text:p>
          </table:table-cell>
          <table:table-cell office:value-type="float" office:value="28.958" calcext:value-type="float">
            <text:p>28.95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14045" calcext:value-type="float">
            <text:p>14045</text:p>
          </table:table-cell>
          <table:table-cell office:value-type="float" office:value="28.09" calcext:value-type="float">
            <text:p>28.0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14228" calcext:value-type="float">
            <text:p>14228</text:p>
          </table:table-cell>
          <table:table-cell office:value-type="float" office:value="28.456" calcext:value-type="float">
            <text:p>28.4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14063" calcext:value-type="float">
            <text:p>14063</text:p>
          </table:table-cell>
          <table:table-cell office:value-type="float" office:value="28.126" calcext:value-type="float">
            <text:p>28.12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14032" calcext:value-type="float">
            <text:p>14032</text:p>
          </table:table-cell>
          <table:table-cell office:value-type="float" office:value="28.064" calcext:value-type="float">
            <text:p>28.06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00269" calcext:value-type="float">
            <text:p>100269</text:p>
          </table:table-cell>
          <table:table-cell office:value-type="float" office:value="200.538" calcext:value-type="float">
            <text:p>200.53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9343" calcext:value-type="float">
            <text:p>29343</text:p>
          </table:table-cell>
          <table:table-cell office:value-type="float" office:value="58.686" calcext:value-type="float">
            <text:p>58.6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20057" calcext:value-type="float">
            <text:p>20057</text:p>
          </table:table-cell>
          <table:table-cell office:value-type="float" office:value="40.114" calcext:value-type="float">
            <text:p>40.11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9492" calcext:value-type="float">
            <text:p>19492</text:p>
          </table:table-cell>
          <table:table-cell office:value-type="float" office:value="38.984" calcext:value-type="float">
            <text:p>38.98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20169" calcext:value-type="float">
            <text:p>20169</text:p>
          </table:table-cell>
          <table:table-cell office:value-type="float" office:value="40.338" calcext:value-type="float">
            <text:p>40.33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23471" calcext:value-type="float">
            <text:p>23471</text:p>
          </table:table-cell>
          <table:table-cell office:value-type="float" office:value="46.942" calcext:value-type="float">
            <text:p>46.9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28642" calcext:value-type="float">
            <text:p>28642</text:p>
          </table:table-cell>
          <table:table-cell office:value-type="float" office:value="57.284" calcext:value-type="float">
            <text:p>57.28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30858" calcext:value-type="float">
            <text:p>30858</text:p>
          </table:table-cell>
          <table:table-cell office:value-type="float" office:value="61.716" calcext:value-type="float">
            <text:p>61.71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35189" calcext:value-type="float">
            <text:p>35189</text:p>
          </table:table-cell>
          <table:table-cell office:value-type="float" office:value="70.378" calcext:value-type="float">
            <text:p>70.37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39935" calcext:value-type="float">
            <text:p>39935</text:p>
          </table:table-cell>
          <table:table-cell office:value-type="float" office:value="79.87" calcext:value-type="float">
            <text:p>79.8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43850" calcext:value-type="float">
            <text:p>4385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0</text:p>
          </table:table-cell>
          <table:table-cell office:value-type="float" office:value="56585" calcext:value-type="float">
            <text:p>56585</text:p>
          </table:table-cell>
          <table:table-cell office:value-type="float" office:value="113.17" calcext:value-type="float">
            <text:p>113.1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1</text:p>
          </table:table-cell>
          <table:table-cell office:value-type="float" office:value="66431" calcext:value-type="float">
            <text:p>66431</text:p>
          </table:table-cell>
          <table:table-cell office:value-type="float" office:value="132.862" calcext:value-type="float">
            <text:p>132.8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2</text:p>
          </table:table-cell>
          <table:table-cell office:value-type="float" office:value="73750" calcext:value-type="float">
            <text:p>73750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3</text:p>
          </table:table-cell>
          <table:table-cell office:value-type="float" office:value="82972" calcext:value-type="float">
            <text:p>82972</text:p>
          </table:table-cell>
          <table:table-cell office:value-type="float" office:value="165.944" calcext:value-type="float">
            <text:p>165.94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4</text:p>
          </table:table-cell>
          <table:table-cell office:value-type="float" office:value="91247" calcext:value-type="float">
            <text:p>91247</text:p>
          </table:table-cell>
          <table:table-cell office:value-type="float" office:value="182.494" calcext:value-type="float">
            <text:p>182.49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5</text:p>
          </table:table-cell>
          <table:table-cell office:value-type="float" office:value="101388" calcext:value-type="float">
            <text:p>101388</text:p>
          </table:table-cell>
          <table:table-cell office:value-type="float" office:value="202.776" calcext:value-type="float">
            <text:p>202.77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6</text:p>
          </table:table-cell>
          <table:table-cell office:value-type="float" office:value="110571" calcext:value-type="float">
            <text:p>110571</text:p>
          </table:table-cell>
          <table:table-cell office:value-type="float" office:value="221.142" calcext:value-type="float">
            <text:p>221.1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7</text:p>
          </table:table-cell>
          <table:table-cell office:value-type="float" office:value="119815" calcext:value-type="float">
            <text:p>119815</text:p>
          </table:table-cell>
          <table:table-cell office:value-type="float" office:value="239.63" calcext:value-type="float">
            <text:p>239.6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8</text:p>
          </table:table-cell>
          <table:table-cell office:value-type="float" office:value="127626" calcext:value-type="float">
            <text:p>127626</text:p>
          </table:table-cell>
          <table:table-cell office:value-type="float" office:value="255.252" calcext:value-type="float">
            <text:p>255.25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9</text:p>
          </table:table-cell>
          <table:table-cell office:value-type="float" office:value="137577" calcext:value-type="float">
            <text:p>137577</text:p>
          </table:table-cell>
          <table:table-cell office:value-type="float" office:value="275.154" calcext:value-type="float">
            <text:p>275.15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5446" calcext:value-type="float">
            <text:p>35446</text:p>
          </table:table-cell>
          <table:table-cell office:value-type="float" office:value="70.892" calcext:value-type="float">
            <text:p>70.8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32400" calcext:value-type="float">
            <text:p>32400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30829" calcext:value-type="float">
            <text:p>30829</text:p>
          </table:table-cell>
          <table:table-cell office:value-type="float" office:value="61.658" calcext:value-type="float">
            <text:p>61.65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30047" calcext:value-type="float">
            <text:p>30047</text:p>
          </table:table-cell>
          <table:table-cell office:value-type="float" office:value="60.094" calcext:value-type="float">
            <text:p>60.09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30167" calcext:value-type="float">
            <text:p>30167</text:p>
          </table:table-cell>
          <table:table-cell office:value-type="float" office:value="60.334" calcext:value-type="float">
            <text:p>60.33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29657" calcext:value-type="float">
            <text:p>29657</text:p>
          </table:table-cell>
          <table:table-cell office:value-type="float" office:value="59.314" calcext:value-type="float">
            <text:p>59.31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30273" calcext:value-type="float">
            <text:p>30273</text:p>
          </table:table-cell>
          <table:table-cell office:value-type="float" office:value="60.546" calcext:value-type="float">
            <text:p>60.54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29561" calcext:value-type="float">
            <text:p>29561</text:p>
          </table:table-cell>
          <table:table-cell office:value-type="float" office:value="59.122" calcext:value-type="float">
            <text:p>59.12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30210" calcext:value-type="float">
            <text:p>30210</text:p>
          </table:table-cell>
          <table:table-cell office:value-type="float" office:value="60.42" calcext:value-type="float">
            <text:p>60.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29685" calcext:value-type="float">
            <text:p>29685</text:p>
          </table:table-cell>
          <table:table-cell office:value-type="float" office:value="59.37" calcext:value-type="float">
            <text:p>59.3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0</text:p>
          </table:table-cell>
          <table:table-cell office:value-type="float" office:value="30355" calcext:value-type="float">
            <text:p>30355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1</text:p>
          </table:table-cell>
          <table:table-cell office:value-type="float" office:value="29940" calcext:value-type="float">
            <text:p>29940</text:p>
          </table:table-cell>
          <table:table-cell office:value-type="float" office:value="59.88" calcext:value-type="float">
            <text:p>59.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2</text:p>
          </table:table-cell>
          <table:table-cell office:value-type="float" office:value="30118" calcext:value-type="float">
            <text:p>30118</text:p>
          </table:table-cell>
          <table:table-cell office:value-type="float" office:value="60.236" calcext:value-type="float">
            <text:p>60.23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3</text:p>
          </table:table-cell>
          <table:table-cell office:value-type="float" office:value="29781" calcext:value-type="float">
            <text:p>29781</text:p>
          </table:table-cell>
          <table:table-cell office:value-type="float" office:value="59.562" calcext:value-type="float">
            <text:p>59.5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4</text:p>
          </table:table-cell>
          <table:table-cell office:value-type="float" office:value="30054" calcext:value-type="float">
            <text:p>30054</text:p>
          </table:table-cell>
          <table:table-cell office:value-type="float" office:value="60.108" calcext:value-type="float">
            <text:p>60.10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5</text:p>
          </table:table-cell>
          <table:table-cell office:value-type="float" office:value="30227" calcext:value-type="float">
            <text:p>30227</text:p>
          </table:table-cell>
          <table:table-cell office:value-type="float" office:value="60.454" calcext:value-type="float">
            <text:p>60.45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6</text:p>
          </table:table-cell>
          <table:table-cell office:value-type="float" office:value="30137" calcext:value-type="float">
            <text:p>30137</text:p>
          </table:table-cell>
          <table:table-cell office:value-type="float" office:value="60.274" calcext:value-type="float">
            <text:p>60.27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7</text:p>
          </table:table-cell>
          <table:table-cell office:value-type="float" office:value="30176" calcext:value-type="float">
            <text:p>30176</text:p>
          </table:table-cell>
          <table:table-cell office:value-type="float" office:value="60.352" calcext:value-type="float">
            <text:p>60.35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8</text:p>
          </table:table-cell>
          <table:table-cell office:value-type="float" office:value="29977" calcext:value-type="float">
            <text:p>29977</text:p>
          </table:table-cell>
          <table:table-cell office:value-type="float" office:value="59.954" calcext:value-type="float">
            <text:p>59.95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9</text:p>
          </table:table-cell>
          <table:table-cell office:value-type="float" office:value="30171" calcext:value-type="float">
            <text:p>30171</text:p>
          </table:table-cell>
          <table:table-cell office:value-type="float" office:value="60.342" calcext:value-type="float">
            <text:p>60.3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550282" calcext:value-type="float">
            <text:p>550282</text:p>
          </table:table-cell>
          <table:table-cell office:value-type="float" office:value="1100.564" calcext:value-type="float">
            <text:p>1100.56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74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1401" calcext:value-type="float">
            <text:p>111401</text:p>
          </table:table-cell>
          <table:table-cell office:value-type="float" office:value="111.401" calcext:value-type="float">
            <text:p>111.40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74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8151" calcext:value-type="float">
            <text:p>38151</text:p>
          </table:table-cell>
          <table:table-cell office:value-type="float" office:value="38.151" calcext:value-type="float">
            <text:p>38.15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74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5914" calcext:value-type="float">
            <text:p>45914</text:p>
          </table:table-cell>
          <table:table-cell office:value-type="float" office:value="45.914" calcext:value-type="float">
            <text:p>45.91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011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4962" calcext:value-type="float">
            <text:p>104962</text:p>
          </table:table-cell>
          <table:table-cell office:value-type="float" office:value="209.924" calcext:value-type="float">
            <text:p>209.92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011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1330" calcext:value-type="float">
            <text:p>31330</text:p>
          </table:table-cell>
          <table:table-cell office:value-type="float" office:value="62.66" calcext:value-type="float">
            <text:p>62.6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011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0229" calcext:value-type="float">
            <text:p>40229</text:p>
          </table:table-cell>
          <table:table-cell office:value-type="float" office:value="80.458" calcext:value-type="float">
            <text:p>80.45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07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6826" calcext:value-type="float">
            <text:p>206826</text:p>
          </table:table-cell>
          <table:table-cell office:value-type="float" office:value="413.652" calcext:value-type="float">
            <text:p>413.65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07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52621" calcext:value-type="float">
            <text:p>52621</text:p>
          </table:table-cell>
          <table:table-cell office:value-type="float" office:value="105.242" calcext:value-type="float">
            <text:p>105.2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07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71240" calcext:value-type="float">
            <text:p>71240</text:p>
          </table:table-cell>
          <table:table-cell office:value-type="float" office:value="142.48" calcext:value-type="float">
            <text:p>142.4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20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0700" calcext:value-type="float">
            <text:p>130700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20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41087" calcext:value-type="float">
            <text:p>41087</text:p>
          </table:table-cell>
          <table:table-cell office:value-type="float" office:value="41.087" calcext:value-type="float">
            <text:p>41.08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20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56345" calcext:value-type="float">
            <text:p>56345</text:p>
          </table:table-cell>
          <table:table-cell office:value-type="float" office:value="56.345" calcext:value-type="float">
            <text:p>56.34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52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9139" calcext:value-type="float">
            <text:p>79139</text:p>
          </table:table-cell>
          <table:table-cell office:value-type="float" office:value="158.278" calcext:value-type="float">
            <text:p>158.27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52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4219" calcext:value-type="float">
            <text:p>24219</text:p>
          </table:table-cell>
          <table:table-cell office:value-type="float" office:value="48.438" calcext:value-type="float">
            <text:p>48.43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52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4123" calcext:value-type="float">
            <text:p>34123</text:p>
          </table:table-cell>
          <table:table-cell office:value-type="float" office:value="68.246" calcext:value-type="float">
            <text:p>68.24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91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6408" calcext:value-type="float">
            <text:p>96408</text:p>
          </table:table-cell>
          <table:table-cell office:value-type="float" office:value="192.816" calcext:value-type="float">
            <text:p>192.81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91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7542" calcext:value-type="float">
            <text:p>27542</text:p>
          </table:table-cell>
          <table:table-cell office:value-type="float" office:value="55.084" calcext:value-type="float">
            <text:p>55.08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91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2732" calcext:value-type="float">
            <text:p>42732</text:p>
          </table:table-cell>
          <table:table-cell office:value-type="float" office:value="85.464" calcext:value-type="float">
            <text:p>85.46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295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29931" calcext:value-type="float">
            <text:p>329931</text:p>
          </table:table-cell>
          <table:table-cell office:value-type="float" office:value="659.862" calcext:value-type="float">
            <text:p>659.8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295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99361" calcext:value-type="float">
            <text:p>99361</text:p>
          </table:table-cell>
          <table:table-cell office:value-type="float" office:value="198.722" calcext:value-type="float">
            <text:p>198.72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295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55375" calcext:value-type="float">
            <text:p>155375</text:p>
          </table:table-cell>
          <table:table-cell office:value-type="float" office:value="310.75" calcext:value-type="float">
            <text:p>310.7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354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0260" calcext:value-type="float">
            <text:p>40260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354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2891" calcext:value-type="float">
            <text:p>12891</text:p>
          </table:table-cell>
          <table:table-cell office:value-type="float" office:value="6.4455" calcext:value-type="float">
            <text:p>6.445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354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9269" calcext:value-type="float">
            <text:p>9269</text:p>
          </table:table-cell>
          <table:table-cell office:value-type="float" office:value="4.6345" calcext:value-type="float">
            <text:p>4.634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37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60519" calcext:value-type="float">
            <text:p>60519</text:p>
          </table:table-cell>
          <table:table-cell office:value-type="float" office:value="30.2595" calcext:value-type="float">
            <text:p>30.259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37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1749" calcext:value-type="float">
            <text:p>31749</text:p>
          </table:table-cell>
          <table:table-cell office:value-type="float" office:value="15.8745" calcext:value-type="float">
            <text:p>15.874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37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2106" calcext:value-type="float">
            <text:p>22106</text:p>
          </table:table-cell>
          <table:table-cell office:value-type="float" office:value="11.053" calcext:value-type="float">
            <text:p>11.05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413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0431" calcext:value-type="float">
            <text:p>90431</text:p>
          </table:table-cell>
          <table:table-cell office:value-type="float" office:value="90.431" calcext:value-type="float">
            <text:p>90.43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413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0386" calcext:value-type="float">
            <text:p>60386</text:p>
          </table:table-cell>
          <table:table-cell office:value-type="float" office:value="60.386" calcext:value-type="float">
            <text:p>60.38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413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3517" calcext:value-type="float">
            <text:p>43517</text:p>
          </table:table-cell>
          <table:table-cell office:value-type="float" office:value="43.517" calcext:value-type="float">
            <text:p>43.51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48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73221" calcext:value-type="float">
            <text:p>173221</text:p>
          </table:table-cell>
          <table:table-cell office:value-type="float" office:value="173.221" calcext:value-type="float">
            <text:p>173.22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48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18206" calcext:value-type="float">
            <text:p>118206</text:p>
          </table:table-cell>
          <table:table-cell office:value-type="float" office:value="118.206" calcext:value-type="float">
            <text:p>118.2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48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87302" calcext:value-type="float">
            <text:p>87302</text:p>
          </table:table-cell>
          <table:table-cell office:value-type="float" office:value="87.302" calcext:value-type="float">
            <text:p>87.30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56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23315" calcext:value-type="float">
            <text:p>223315</text:p>
          </table:table-cell>
          <table:table-cell office:value-type="float" office:value="446.63" calcext:value-type="float">
            <text:p>446.6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56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19709" calcext:value-type="float">
            <text:p>119709</text:p>
          </table:table-cell>
          <table:table-cell office:value-type="float" office:value="239.418" calcext:value-type="float">
            <text:p>239.41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56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91065" calcext:value-type="float">
            <text:p>91065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9234" calcext:value-type="float">
            <text:p>89234</text:p>
          </table:table-cell>
          <table:table-cell office:value-type="float" office:value="89.234" calcext:value-type="float">
            <text:p>89.23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85320" calcext:value-type="float">
            <text:p>85320</text:p>
          </table:table-cell>
          <table:table-cell office:value-type="float" office:value="85.32" calcext:value-type="float">
            <text:p>85.3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05226" calcext:value-type="float">
            <text:p>105226</text:p>
          </table:table-cell>
          <table:table-cell office:value-type="float" office:value="105.226" calcext:value-type="float">
            <text:p>105.22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126868" calcext:value-type="float">
            <text:p>126868</text:p>
          </table:table-cell>
          <table:table-cell office:value-type="float" office:value="126.868" calcext:value-type="float">
            <text:p>126.86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148798" calcext:value-type="float">
            <text:p>148798</text:p>
          </table:table-cell>
          <table:table-cell office:value-type="float" office:value="148.798" calcext:value-type="float">
            <text:p>148.79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93420" calcext:value-type="float">
            <text:p>93420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84091" calcext:value-type="float">
            <text:p>84091</text:p>
          </table:table-cell>
          <table:table-cell office:value-type="float" office:value="84.091" calcext:value-type="float">
            <text:p>84.09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83720" calcext:value-type="float">
            <text:p>83720</text:p>
          </table:table-cell>
          <table:table-cell office:value-type="float" office:value="83.72" calcext:value-type="float">
            <text:p>83.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83757" calcext:value-type="float">
            <text:p>83757</text:p>
          </table:table-cell>
          <table:table-cell office:value-type="float" office:value="83.757" calcext:value-type="float">
            <text:p>83.75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83744" calcext:value-type="float">
            <text:p>83744</text:p>
          </table:table-cell>
          <table:table-cell office:value-type="float" office:value="83.744" calcext:value-type="float">
            <text:p>83.7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06438" calcext:value-type="float">
            <text:p>206438</text:p>
          </table:table-cell>
          <table:table-cell office:value-type="float" office:value="206.438" calcext:value-type="float">
            <text:p>206.43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9273" calcext:value-type="float">
            <text:p>49273</text:p>
          </table:table-cell>
          <table:table-cell office:value-type="float" office:value="98.546" calcext:value-type="float">
            <text:p>98.54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43940" calcext:value-type="float">
            <text:p>43940</text:p>
          </table:table-cell>
          <table:table-cell office:value-type="float" office:value="87.88" calcext:value-type="float">
            <text:p>87.8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53105" calcext:value-type="float">
            <text:p>53105</text:p>
          </table:table-cell>
          <table:table-cell office:value-type="float" office:value="106.21" calcext:value-type="float">
            <text:p>106.2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64932" calcext:value-type="float">
            <text:p>64932</text:p>
          </table:table-cell>
          <table:table-cell office:value-type="float" office:value="129.864" calcext:value-type="float">
            <text:p>129.86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75548" calcext:value-type="float">
            <text:p>75548</text:p>
          </table:table-cell>
          <table:table-cell office:value-type="float" office:value="151.096" calcext:value-type="float">
            <text:p>151.09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86554" calcext:value-type="float">
            <text:p>86554</text:p>
          </table:table-cell>
          <table:table-cell office:value-type="float" office:value="173.108" calcext:value-type="float">
            <text:p>173.10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97657" calcext:value-type="float">
            <text:p>97657</text:p>
          </table:table-cell>
          <table:table-cell office:value-type="float" office:value="195.314" calcext:value-type="float">
            <text:p>195.31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109274" calcext:value-type="float">
            <text:p>109274</text:p>
          </table:table-cell>
          <table:table-cell office:value-type="float" office:value="218.548" calcext:value-type="float">
            <text:p>218.54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120874" calcext:value-type="float">
            <text:p>120874</text:p>
          </table:table-cell>
          <table:table-cell office:value-type="float" office:value="241.748" calcext:value-type="float">
            <text:p>241.74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132561" calcext:value-type="float">
            <text:p>132561</text:p>
          </table:table-cell>
          <table:table-cell office:value-type="float" office:value="265.122" calcext:value-type="float">
            <text:p>265.1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9455" calcext:value-type="float">
            <text:p>69455</text:p>
          </table:table-cell>
          <table:table-cell office:value-type="float" office:value="138.91" calcext:value-type="float">
            <text:p>138.9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64572" calcext:value-type="float">
            <text:p>64572</text:p>
          </table:table-cell>
          <table:table-cell office:value-type="float" office:value="129.144" calcext:value-type="float">
            <text:p>129.1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64738" calcext:value-type="float">
            <text:p>64738</text:p>
          </table:table-cell>
          <table:table-cell office:value-type="float" office:value="129.476" calcext:value-type="float">
            <text:p>129.47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64728" calcext:value-type="float">
            <text:p>64728</text:p>
          </table:table-cell>
          <table:table-cell office:value-type="float" office:value="129.456" calcext:value-type="float">
            <text:p>129.4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64838" calcext:value-type="float">
            <text:p>64838</text:p>
          </table:table-cell>
          <table:table-cell office:value-type="float" office:value="129.676" calcext:value-type="float">
            <text:p>129.67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64945" calcext:value-type="float">
            <text:p>64945</text:p>
          </table:table-cell>
          <table:table-cell office:value-type="float" office:value="129.89" calcext:value-type="float">
            <text:p>129.8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64794" calcext:value-type="float">
            <text:p>64794</text:p>
          </table:table-cell>
          <table:table-cell office:value-type="float" office:value="129.588" calcext:value-type="float">
            <text:p>129.58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64821" calcext:value-type="float">
            <text:p>64821</text:p>
          </table:table-cell>
          <table:table-cell office:value-type="float" office:value="129.642" calcext:value-type="float">
            <text:p>129.64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64956" calcext:value-type="float">
            <text:p>64956</text:p>
          </table:table-cell>
          <table:table-cell office:value-type="float" office:value="129.912" calcext:value-type="float">
            <text:p>129.91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64756" calcext:value-type="float">
            <text:p>64756</text:p>
          </table:table-cell>
          <table:table-cell office:value-type="float" office:value="129.512" calcext:value-type="float">
            <text:p>129.51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38452" calcext:value-type="float">
            <text:p>238452</text:p>
          </table:table-cell>
          <table:table-cell office:value-type="float" office:value="476.904" calcext:value-type="float">
            <text:p>476.90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52622" calcext:value-type="float">
            <text:p>52622</text:p>
          </table:table-cell>
          <table:table-cell office:value-type="float" office:value="105.244" calcext:value-type="float">
            <text:p>105.2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47543" calcext:value-type="float">
            <text:p>47543</text:p>
          </table:table-cell>
          <table:table-cell office:value-type="float" office:value="95.086" calcext:value-type="float">
            <text:p>95.08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58022" calcext:value-type="float">
            <text:p>58022</text:p>
          </table:table-cell>
          <table:table-cell office:value-type="float" office:value="116.044" calcext:value-type="float">
            <text:p>116.0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65046" calcext:value-type="float">
            <text:p>65046</text:p>
          </table:table-cell>
          <table:table-cell office:value-type="float" office:value="130.092" calcext:value-type="float">
            <text:p>130.09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76693" calcext:value-type="float">
            <text:p>76693</text:p>
          </table:table-cell>
          <table:table-cell office:value-type="float" office:value="153.386" calcext:value-type="float">
            <text:p>153.38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87537" calcext:value-type="float">
            <text:p>87537</text:p>
          </table:table-cell>
          <table:table-cell office:value-type="float" office:value="175.074" calcext:value-type="float">
            <text:p>175.07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98780" calcext:value-type="float">
            <text:p>98780</text:p>
          </table:table-cell>
          <table:table-cell office:value-type="float" office:value="197.56" calcext:value-type="float">
            <text:p>197.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111181" calcext:value-type="float">
            <text:p>111181</text:p>
          </table:table-cell>
          <table:table-cell office:value-type="float" office:value="222.362" calcext:value-type="float">
            <text:p>222.36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122750" calcext:value-type="float">
            <text:p>122750</text:p>
          </table:table-cell>
          <table:table-cell office:value-type="float" office:value="245.5" calcext:value-type="float">
            <text:p>245.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136037" calcext:value-type="float">
            <text:p>136037</text:p>
          </table:table-cell>
          <table:table-cell office:value-type="float" office:value="272.074" calcext:value-type="float">
            <text:p>272.07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0</text:p>
          </table:table-cell>
          <table:table-cell office:value-type="float" office:value="149975" calcext:value-type="float">
            <text:p>149975</text:p>
          </table:table-cell>
          <table:table-cell office:value-type="float" office:value="299.95" calcext:value-type="float">
            <text:p>299.9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1</text:p>
          </table:table-cell>
          <table:table-cell office:value-type="float" office:value="163177" calcext:value-type="float">
            <text:p>163177</text:p>
          </table:table-cell>
          <table:table-cell office:value-type="float" office:value="326.354" calcext:value-type="float">
            <text:p>326.35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2</text:p>
          </table:table-cell>
          <table:table-cell office:value-type="float" office:value="176358" calcext:value-type="float">
            <text:p>176358</text:p>
          </table:table-cell>
          <table:table-cell office:value-type="float" office:value="352.716" calcext:value-type="float">
            <text:p>352.7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3</text:p>
          </table:table-cell>
          <table:table-cell office:value-type="float" office:value="193126" calcext:value-type="float">
            <text:p>193126</text:p>
          </table:table-cell>
          <table:table-cell office:value-type="float" office:value="386.252" calcext:value-type="float">
            <text:p>386.25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4</text:p>
          </table:table-cell>
          <table:table-cell office:value-type="float" office:value="208842" calcext:value-type="float">
            <text:p>208842</text:p>
          </table:table-cell>
          <table:table-cell office:value-type="float" office:value="417.684" calcext:value-type="float">
            <text:p>417.68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5</text:p>
          </table:table-cell>
          <table:table-cell office:value-type="float" office:value="244512" calcext:value-type="float">
            <text:p>244512</text:p>
          </table:table-cell>
          <table:table-cell office:value-type="float" office:value="489.024" calcext:value-type="float">
            <text:p>489.0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6</text:p>
          </table:table-cell>
          <table:table-cell office:value-type="float" office:value="260428" calcext:value-type="float">
            <text:p>260428</text:p>
          </table:table-cell>
          <table:table-cell office:value-type="float" office:value="520.856" calcext:value-type="float">
            <text:p>520.8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7</text:p>
          </table:table-cell>
          <table:table-cell office:value-type="float" office:value="273919" calcext:value-type="float">
            <text:p>273919</text:p>
          </table:table-cell>
          <table:table-cell office:value-type="float" office:value="547.838" calcext:value-type="float">
            <text:p>547.83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8</text:p>
          </table:table-cell>
          <table:table-cell office:value-type="float" office:value="293632" calcext:value-type="float">
            <text:p>293632</text:p>
          </table:table-cell>
          <table:table-cell office:value-type="float" office:value="587.264" calcext:value-type="float">
            <text:p>587.26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9</text:p>
          </table:table-cell>
          <table:table-cell office:value-type="float" office:value="306811" calcext:value-type="float">
            <text:p>306811</text:p>
          </table:table-cell>
          <table:table-cell office:value-type="float" office:value="613.622" calcext:value-type="float">
            <text:p>613.6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23012" calcext:value-type="float">
            <text:p>123012</text:p>
          </table:table-cell>
          <table:table-cell office:value-type="float" office:value="246.024" calcext:value-type="float">
            <text:p>246.0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16011" calcext:value-type="float">
            <text:p>116011</text:p>
          </table:table-cell>
          <table:table-cell office:value-type="float" office:value="232.022" calcext:value-type="float">
            <text:p>232.0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15619" calcext:value-type="float">
            <text:p>115619</text:p>
          </table:table-cell>
          <table:table-cell office:value-type="float" office:value="231.238" calcext:value-type="float">
            <text:p>231.23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13902" calcext:value-type="float">
            <text:p>113902</text:p>
          </table:table-cell>
          <table:table-cell office:value-type="float" office:value="227.804" calcext:value-type="float">
            <text:p>227.80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14218" calcext:value-type="float">
            <text:p>114218</text:p>
          </table:table-cell>
          <table:table-cell office:value-type="float" office:value="228.436" calcext:value-type="float">
            <text:p>228.43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114724" calcext:value-type="float">
            <text:p>114724</text:p>
          </table:table-cell>
          <table:table-cell office:value-type="float" office:value="229.448" calcext:value-type="float">
            <text:p>229.44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114492" calcext:value-type="float">
            <text:p>114492</text:p>
          </table:table-cell>
          <table:table-cell office:value-type="float" office:value="228.984" calcext:value-type="float">
            <text:p>228.98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114127" calcext:value-type="float">
            <text:p>114127</text:p>
          </table:table-cell>
          <table:table-cell office:value-type="float" office:value="228.254" calcext:value-type="float">
            <text:p>228.25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114650" calcext:value-type="float">
            <text:p>114650</text:p>
          </table:table-cell>
          <table:table-cell office:value-type="float" office:value="229.3" calcext:value-type="float">
            <text:p>229.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114668" calcext:value-type="float">
            <text:p>114668</text:p>
          </table:table-cell>
          <table:table-cell office:value-type="float" office:value="229.336" calcext:value-type="float">
            <text:p>229.33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0</text:p>
          </table:table-cell>
          <table:table-cell office:value-type="float" office:value="113847" calcext:value-type="float">
            <text:p>113847</text:p>
          </table:table-cell>
          <table:table-cell office:value-type="float" office:value="227.694" calcext:value-type="float">
            <text:p>227.69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1</text:p>
          </table:table-cell>
          <table:table-cell office:value-type="float" office:value="113451" calcext:value-type="float">
            <text:p>113451</text:p>
          </table:table-cell>
          <table:table-cell office:value-type="float" office:value="226.902" calcext:value-type="float">
            <text:p>226.90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2</text:p>
          </table:table-cell>
          <table:table-cell office:value-type="float" office:value="114144" calcext:value-type="float">
            <text:p>114144</text:p>
          </table:table-cell>
          <table:table-cell office:value-type="float" office:value="228.288" calcext:value-type="float">
            <text:p>228.28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3</text:p>
          </table:table-cell>
          <table:table-cell office:value-type="float" office:value="114626" calcext:value-type="float">
            <text:p>114626</text:p>
          </table:table-cell>
          <table:table-cell office:value-type="float" office:value="229.252" calcext:value-type="float">
            <text:p>229.25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4</text:p>
          </table:table-cell>
          <table:table-cell office:value-type="float" office:value="113783" calcext:value-type="float">
            <text:p>113783</text:p>
          </table:table-cell>
          <table:table-cell office:value-type="float" office:value="227.566" calcext:value-type="float">
            <text:p>227.56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5</text:p>
          </table:table-cell>
          <table:table-cell office:value-type="float" office:value="114232" calcext:value-type="float">
            <text:p>114232</text:p>
          </table:table-cell>
          <table:table-cell office:value-type="float" office:value="228.464" calcext:value-type="float">
            <text:p>228.46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6</text:p>
          </table:table-cell>
          <table:table-cell office:value-type="float" office:value="114263" calcext:value-type="float">
            <text:p>114263</text:p>
          </table:table-cell>
          <table:table-cell office:value-type="float" office:value="228.526" calcext:value-type="float">
            <text:p>228.52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7</text:p>
          </table:table-cell>
          <table:table-cell office:value-type="float" office:value="114622" calcext:value-type="float">
            <text:p>114622</text:p>
          </table:table-cell>
          <table:table-cell office:value-type="float" office:value="229.244" calcext:value-type="float">
            <text:p>229.2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8</text:p>
          </table:table-cell>
          <table:table-cell office:value-type="float" office:value="113778" calcext:value-type="float">
            <text:p>113778</text:p>
          </table:table-cell>
          <table:table-cell office:value-type="float" office:value="227.556" calcext:value-type="float">
            <text:p>227.5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9</text:p>
          </table:table-cell>
          <table:table-cell office:value-type="float" office:value="114619" calcext:value-type="float">
            <text:p>114619</text:p>
          </table:table-cell>
          <table:table-cell office:value-type="float" office:value="229.238" calcext:value-type="float">
            <text:p>229.23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776106" calcext:value-type="float">
            <text:p>776106</text:p>
          </table:table-cell>
          <table:table-cell office:value-type="float" office:value="1552.212" calcext:value-type="float">
            <text:p>1552.21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370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27682" calcext:value-type="float">
            <text:p>227682</text:p>
          </table:table-cell>
          <table:table-cell office:value-type="float" office:value="227.682" calcext:value-type="float">
            <text:p>227.68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370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01925" calcext:value-type="float">
            <text:p>101925</text:p>
          </table:table-cell>
          <table:table-cell office:value-type="float" office:value="101.925" calcext:value-type="float">
            <text:p>101.92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370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86797" calcext:value-type="float">
            <text:p>86797</text:p>
          </table:table-cell>
          <table:table-cell office:value-type="float" office:value="86.797" calcext:value-type="float">
            <text:p>86.7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431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93244" calcext:value-type="float">
            <text:p>193244</text:p>
          </table:table-cell>
          <table:table-cell office:value-type="float" office:value="386.488" calcext:value-type="float">
            <text:p>386.48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431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73345" calcext:value-type="float">
            <text:p>73345</text:p>
          </table:table-cell>
          <table:table-cell office:value-type="float" office:value="146.69" calcext:value-type="float">
            <text:p>146.6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431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68811" calcext:value-type="float">
            <text:p>68811</text:p>
          </table:table-cell>
          <table:table-cell office:value-type="float" office:value="137.622" calcext:value-type="float">
            <text:p>137.6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54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66531" calcext:value-type="float">
            <text:p>366531</text:p>
          </table:table-cell>
          <table:table-cell office:value-type="float" office:value="733.062" calcext:value-type="float">
            <text:p>733.06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54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19058" calcext:value-type="float">
            <text:p>119058</text:p>
          </table:table-cell>
          <table:table-cell office:value-type="float" office:value="238.116" calcext:value-type="float">
            <text:p>238.1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54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25485" calcext:value-type="float">
            <text:p>125485</text:p>
          </table:table-cell>
          <table:table-cell office:value-type="float" office:value="250.97" calcext:value-type="float">
            <text:p>250.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025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61632" calcext:value-type="float">
            <text:p>261632</text:p>
          </table:table-cell>
          <table:table-cell office:value-type="float" office:value="261.632" calcext:value-type="float">
            <text:p>261.63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025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09639" calcext:value-type="float">
            <text:p>109639</text:p>
          </table:table-cell>
          <table:table-cell office:value-type="float" office:value="109.639" calcext:value-type="float">
            <text:p>109.63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025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00215" calcext:value-type="float">
            <text:p>100215</text:p>
          </table:table-cell>
          <table:table-cell office:value-type="float" office:value="100.215" calcext:value-type="float">
            <text:p>100.21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080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43575" calcext:value-type="float">
            <text:p>143575</text:p>
          </table:table-cell>
          <table:table-cell office:value-type="float" office:value="287.15" calcext:value-type="float">
            <text:p>287.1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080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56939" calcext:value-type="float">
            <text:p>56939</text:p>
          </table:table-cell>
          <table:table-cell office:value-type="float" office:value="113.878" calcext:value-type="float">
            <text:p>113.87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080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55937" calcext:value-type="float">
            <text:p>55937</text:p>
          </table:table-cell>
          <table:table-cell office:value-type="float" office:value="111.874" calcext:value-type="float">
            <text:p>111.87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14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68105" calcext:value-type="float">
            <text:p>168105</text:p>
          </table:table-cell>
          <table:table-cell office:value-type="float" office:value="336.21" calcext:value-type="float">
            <text:p>336.2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14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2895" calcext:value-type="float">
            <text:p>62895</text:p>
          </table:table-cell>
          <table:table-cell office:value-type="float" office:value="125.79" calcext:value-type="float">
            <text:p>125.7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14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65611" calcext:value-type="float">
            <text:p>65611</text:p>
          </table:table-cell>
          <table:table-cell office:value-type="float" office:value="131.222" calcext:value-type="float">
            <text:p>131.2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283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77726" calcext:value-type="float">
            <text:p>477726</text:p>
          </table:table-cell>
          <table:table-cell office:value-type="float" office:value="955.452" calcext:value-type="float">
            <text:p>955.45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283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50235" calcext:value-type="float">
            <text:p>150235</text:p>
          </table:table-cell>
          <table:table-cell office:value-type="float" office:value="300.47" calcext:value-type="float">
            <text:p>300.4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283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85724" calcext:value-type="float">
            <text:p>185724</text:p>
          </table:table-cell>
          <table:table-cell office:value-type="float" office:value="371.448" calcext:value-type="float">
            <text:p>371.44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44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8423" calcext:value-type="float">
            <text:p>38423</text:p>
          </table:table-cell>
          <table:table-cell office:value-type="float" office:value="19.2115" calcext:value-type="float">
            <text:p>19.211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44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9891" calcext:value-type="float">
            <text:p>9891</text:p>
          </table:table-cell>
          <table:table-cell office:value-type="float" office:value="4.9455" calcext:value-type="float">
            <text:p>4.945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44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9175" calcext:value-type="float">
            <text:p>9175</text:p>
          </table:table-cell>
          <table:table-cell office:value-type="float" office:value="4.5875" calcext:value-type="float">
            <text:p>4.587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6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53942" calcext:value-type="float">
            <text:p>53942</text:p>
          </table:table-cell>
          <table:table-cell office:value-type="float" office:value="26.971" calcext:value-type="float">
            <text:p>26.97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6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4007" calcext:value-type="float">
            <text:p>14007</text:p>
          </table:table-cell>
          <table:table-cell office:value-type="float" office:value="7.0035" calcext:value-type="float">
            <text:p>7.003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6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3539" calcext:value-type="float">
            <text:p>13539</text:p>
          </table:table-cell>
          <table:table-cell office:value-type="float" office:value="6.7695" calcext:value-type="float">
            <text:p>6.769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80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1460" calcext:value-type="float">
            <text:p>41460</text:p>
          </table:table-cell>
          <table:table-cell office:value-type="float" office:value="41.46" calcext:value-type="float">
            <text:p>41.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80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6102" calcext:value-type="float">
            <text:p>16102</text:p>
          </table:table-cell>
          <table:table-cell office:value-type="float" office:value="16.102" calcext:value-type="float">
            <text:p>16.10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80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5324" calcext:value-type="float">
            <text:p>15324</text:p>
          </table:table-cell>
          <table:table-cell office:value-type="float" office:value="15.324" calcext:value-type="float">
            <text:p>15.3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004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4429" calcext:value-type="float">
            <text:p>74429</text:p>
          </table:table-cell>
          <table:table-cell office:value-type="float" office:value="74.429" calcext:value-type="float">
            <text:p>74.42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004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8591" calcext:value-type="float">
            <text:p>28591</text:p>
          </table:table-cell>
          <table:table-cell office:value-type="float" office:value="28.591" calcext:value-type="float">
            <text:p>28.59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004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9474" calcext:value-type="float">
            <text:p>29474</text:p>
          </table:table-cell>
          <table:table-cell office:value-type="float" office:value="29.474" calcext:value-type="float">
            <text:p>29.47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0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2644" calcext:value-type="float">
            <text:p>102644</text:p>
          </table:table-cell>
          <table:table-cell office:value-type="float" office:value="205.288" calcext:value-type="float">
            <text:p>205.28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0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4962" calcext:value-type="float">
            <text:p>34962</text:p>
          </table:table-cell>
          <table:table-cell office:value-type="float" office:value="69.924" calcext:value-type="float">
            <text:p>69.9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0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7202" calcext:value-type="float">
            <text:p>37202</text:p>
          </table:table-cell>
          <table:table-cell office:value-type="float" office:value="74.404" calcext:value-type="float">
            <text:p>74.40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0173" calcext:value-type="float">
            <text:p>40173</text:p>
          </table:table-cell>
          <table:table-cell office:value-type="float" office:value="40.173" calcext:value-type="float">
            <text:p>40.17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29061" calcext:value-type="float">
            <text:p>29061</text:p>
          </table:table-cell>
          <table:table-cell office:value-type="float" office:value="29.061" calcext:value-type="float">
            <text:p>29.06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32222" calcext:value-type="float">
            <text:p>32222</text:p>
          </table:table-cell>
          <table:table-cell office:value-type="float" office:value="32.222" calcext:value-type="float">
            <text:p>32.22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39001" calcext:value-type="float">
            <text:p>39001</text:p>
          </table:table-cell>
          <table:table-cell office:value-type="float" office:value="39.001" calcext:value-type="float">
            <text:p>39.00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44632" calcext:value-type="float">
            <text:p>44632</text:p>
          </table:table-cell>
          <table:table-cell office:value-type="float" office:value="44.632" calcext:value-type="float">
            <text:p>44.63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1592" calcext:value-type="float">
            <text:p>21592</text:p>
          </table:table-cell>
          <table:table-cell office:value-type="float" office:value="21.592" calcext:value-type="float">
            <text:p>21.5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7551" calcext:value-type="float">
            <text:p>17551</text:p>
          </table:table-cell>
          <table:table-cell office:value-type="float" office:value="17.551" calcext:value-type="float">
            <text:p>17.55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7524" calcext:value-type="float">
            <text:p>17524</text:p>
          </table:table-cell>
          <table:table-cell office:value-type="float" office:value="17.524" calcext:value-type="float">
            <text:p>17.5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7084" calcext:value-type="float">
            <text:p>17084</text:p>
          </table:table-cell>
          <table:table-cell office:value-type="float" office:value="17.084" calcext:value-type="float">
            <text:p>17.08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7093" calcext:value-type="float">
            <text:p>17093</text:p>
          </table:table-cell>
          <table:table-cell office:value-type="float" office:value="17.093" calcext:value-type="float">
            <text:p>17.09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68673" calcext:value-type="float">
            <text:p>68673</text:p>
          </table:table-cell>
          <table:table-cell office:value-type="float" office:value="68.673" calcext:value-type="float">
            <text:p>68.67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5405" calcext:value-type="float">
            <text:p>25405</text:p>
          </table:table-cell>
          <table:table-cell office:value-type="float" office:value="50.81" calcext:value-type="float">
            <text:p>50.8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17685" calcext:value-type="float">
            <text:p>17685</text:p>
          </table:table-cell>
          <table:table-cell office:value-type="float" office:value="35.37" calcext:value-type="float">
            <text:p>35.3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7701" calcext:value-type="float">
            <text:p>17701</text:p>
          </table:table-cell>
          <table:table-cell office:value-type="float" office:value="35.402" calcext:value-type="float">
            <text:p>35.40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20146" calcext:value-type="float">
            <text:p>20146</text:p>
          </table:table-cell>
          <table:table-cell office:value-type="float" office:value="40.292" calcext:value-type="float">
            <text:p>40.2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23234" calcext:value-type="float">
            <text:p>23234</text:p>
          </table:table-cell>
          <table:table-cell office:value-type="float" office:value="46.468" calcext:value-type="float">
            <text:p>46.46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27823" calcext:value-type="float">
            <text:p>27823</text:p>
          </table:table-cell>
          <table:table-cell office:value-type="float" office:value="55.646" calcext:value-type="float">
            <text:p>55.6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31152" calcext:value-type="float">
            <text:p>31152</text:p>
          </table:table-cell>
          <table:table-cell office:value-type="float" office:value="62.304" calcext:value-type="float">
            <text:p>62.30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35801" calcext:value-type="float">
            <text:p>35801</text:p>
          </table:table-cell>
          <table:table-cell office:value-type="float" office:value="71.602" calcext:value-type="float">
            <text:p>71.60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39940" calcext:value-type="float">
            <text:p>39940</text:p>
          </table:table-cell>
          <table:table-cell office:value-type="float" office:value="79.88" calcext:value-type="float">
            <text:p>79.8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44977" calcext:value-type="float">
            <text:p>44977</text:p>
          </table:table-cell>
          <table:table-cell office:value-type="float" office:value="89.954" calcext:value-type="float">
            <text:p>89.95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6783" calcext:value-type="float">
            <text:p>16783</text:p>
          </table:table-cell>
          <table:table-cell office:value-type="float" office:value="33.566" calcext:value-type="float">
            <text:p>33.56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4640" calcext:value-type="float">
            <text:p>14640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4691" calcext:value-type="float">
            <text:p>14691</text:p>
          </table:table-cell>
          <table:table-cell office:value-type="float" office:value="29.382" calcext:value-type="float">
            <text:p>29.38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4645" calcext:value-type="float">
            <text:p>14645</text:p>
          </table:table-cell>
          <table:table-cell office:value-type="float" office:value="29.29" calcext:value-type="float">
            <text:p>29.2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4553" calcext:value-type="float">
            <text:p>14553</text:p>
          </table:table-cell>
          <table:table-cell office:value-type="float" office:value="29.106" calcext:value-type="float">
            <text:p>29.10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14723" calcext:value-type="float">
            <text:p>14723</text:p>
          </table:table-cell>
          <table:table-cell office:value-type="float" office:value="29.446" calcext:value-type="float">
            <text:p>29.4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14363" calcext:value-type="float">
            <text:p>14363</text:p>
          </table:table-cell>
          <table:table-cell office:value-type="float" office:value="28.726" calcext:value-type="float">
            <text:p>28.72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14440" calcext:value-type="float">
            <text:p>14440</text:p>
          </table:table-cell>
          <table:table-cell office:value-type="float" office:value="28.88" calcext:value-type="float">
            <text:p>28.8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14425" calcext:value-type="float">
            <text:p>14425</text:p>
          </table:table-cell>
          <table:table-cell office:value-type="float" office:value="28.85" calcext:value-type="float">
            <text:p>28.8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14312" calcext:value-type="float">
            <text:p>14312</text:p>
          </table:table-cell>
          <table:table-cell office:value-type="float" office:value="28.624" calcext:value-type="float">
            <text:p>28.6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02933" calcext:value-type="float">
            <text:p>102933</text:p>
          </table:table-cell>
          <table:table-cell office:value-type="float" office:value="205.866" calcext:value-type="float">
            <text:p>205.86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3932" calcext:value-type="float">
            <text:p>23932</text:p>
          </table:table-cell>
          <table:table-cell office:value-type="float" office:value="47.864" calcext:value-type="float">
            <text:p>47.86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16588" calcext:value-type="float">
            <text:p>16588</text:p>
          </table:table-cell>
          <table:table-cell office:value-type="float" office:value="33.176" calcext:value-type="float">
            <text:p>33.17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7448" calcext:value-type="float">
            <text:p>17448</text:p>
          </table:table-cell>
          <table:table-cell office:value-type="float" office:value="34.896" calcext:value-type="float">
            <text:p>34.89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22956" calcext:value-type="float">
            <text:p>22956</text:p>
          </table:table-cell>
          <table:table-cell office:value-type="float" office:value="45.912" calcext:value-type="float">
            <text:p>45.91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27393" calcext:value-type="float">
            <text:p>27393</text:p>
          </table:table-cell>
          <table:table-cell office:value-type="float" office:value="54.786" calcext:value-type="float">
            <text:p>54.78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30672" calcext:value-type="float">
            <text:p>30672</text:p>
          </table:table-cell>
          <table:table-cell office:value-type="float" office:value="61.344" calcext:value-type="float">
            <text:p>61.34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35611" calcext:value-type="float">
            <text:p>35611</text:p>
          </table:table-cell>
          <table:table-cell office:value-type="float" office:value="71.222" calcext:value-type="float">
            <text:p>71.22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40120" calcext:value-type="float">
            <text:p>40120</text:p>
          </table:table-cell>
          <table:table-cell office:value-type="float" office:value="80.24" calcext:value-type="float">
            <text:p>80.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44794" calcext:value-type="float">
            <text:p>44794</text:p>
          </table:table-cell>
          <table:table-cell office:value-type="float" office:value="89.588" calcext:value-type="float">
            <text:p>89.58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0</text:p>
          </table:table-cell>
          <table:table-cell office:value-type="float" office:value="51681" calcext:value-type="float">
            <text:p>51681</text:p>
          </table:table-cell>
          <table:table-cell office:value-type="float" office:value="103.362" calcext:value-type="float">
            <text:p>103.36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1</text:p>
          </table:table-cell>
          <table:table-cell office:value-type="float" office:value="56476" calcext:value-type="float">
            <text:p>56476</text:p>
          </table:table-cell>
          <table:table-cell office:value-type="float" office:value="112.952" calcext:value-type="float">
            <text:p>112.95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2</text:p>
          </table:table-cell>
          <table:table-cell office:value-type="float" office:value="65341" calcext:value-type="float">
            <text:p>65341</text:p>
          </table:table-cell>
          <table:table-cell office:value-type="float" office:value="130.682" calcext:value-type="float">
            <text:p>130.68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3</text:p>
          </table:table-cell>
          <table:table-cell office:value-type="float" office:value="82186" calcext:value-type="float">
            <text:p>82186</text:p>
          </table:table-cell>
          <table:table-cell office:value-type="float" office:value="164.372" calcext:value-type="float">
            <text:p>164.37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4</text:p>
          </table:table-cell>
          <table:table-cell office:value-type="float" office:value="93166" calcext:value-type="float">
            <text:p>93166</text:p>
          </table:table-cell>
          <table:table-cell office:value-type="float" office:value="186.332" calcext:value-type="float">
            <text:p>186.33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5</text:p>
          </table:table-cell>
          <table:table-cell office:value-type="float" office:value="103768" calcext:value-type="float">
            <text:p>103768</text:p>
          </table:table-cell>
          <table:table-cell office:value-type="float" office:value="207.536" calcext:value-type="float">
            <text:p>207.53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6</text:p>
          </table:table-cell>
          <table:table-cell office:value-type="float" office:value="112803" calcext:value-type="float">
            <text:p>112803</text:p>
          </table:table-cell>
          <table:table-cell office:value-type="float" office:value="225.606" calcext:value-type="float">
            <text:p>225.60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7</text:p>
          </table:table-cell>
          <table:table-cell office:value-type="float" office:value="121036" calcext:value-type="float">
            <text:p>121036</text:p>
          </table:table-cell>
          <table:table-cell office:value-type="float" office:value="242.072" calcext:value-type="float">
            <text:p>242.07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8</text:p>
          </table:table-cell>
          <table:table-cell office:value-type="float" office:value="131375" calcext:value-type="float">
            <text:p>131375</text:p>
          </table:table-cell>
          <table:table-cell office:value-type="float" office:value="262.75" calcext:value-type="float">
            <text:p>262.7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9</text:p>
          </table:table-cell>
          <table:table-cell office:value-type="float" office:value="141381" calcext:value-type="float">
            <text:p>141381</text:p>
          </table:table-cell>
          <table:table-cell office:value-type="float" office:value="282.762" calcext:value-type="float">
            <text:p>282.76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7068" calcext:value-type="float">
            <text:p>37068</text:p>
          </table:table-cell>
          <table:table-cell office:value-type="float" office:value="74.136" calcext:value-type="float">
            <text:p>74.13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33502" calcext:value-type="float">
            <text:p>33502</text:p>
          </table:table-cell>
          <table:table-cell office:value-type="float" office:value="67.004" calcext:value-type="float">
            <text:p>67.00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32627" calcext:value-type="float">
            <text:p>32627</text:p>
          </table:table-cell>
          <table:table-cell office:value-type="float" office:value="65.254" calcext:value-type="float">
            <text:p>65.25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30823" calcext:value-type="float">
            <text:p>30823</text:p>
          </table:table-cell>
          <table:table-cell office:value-type="float" office:value="61.646" calcext:value-type="float">
            <text:p>61.6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31564" calcext:value-type="float">
            <text:p>31564</text:p>
          </table:table-cell>
          <table:table-cell office:value-type="float" office:value="63.128" calcext:value-type="float">
            <text:p>63.12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30843" calcext:value-type="float">
            <text:p>30843</text:p>
          </table:table-cell>
          <table:table-cell office:value-type="float" office:value="61.686" calcext:value-type="float">
            <text:p>61.68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31283" calcext:value-type="float">
            <text:p>31283</text:p>
          </table:table-cell>
          <table:table-cell office:value-type="float" office:value="62.566" calcext:value-type="float">
            <text:p>62.56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30729" calcext:value-type="float">
            <text:p>30729</text:p>
          </table:table-cell>
          <table:table-cell office:value-type="float" office:value="61.458" calcext:value-type="float">
            <text:p>61.45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31523" calcext:value-type="float">
            <text:p>31523</text:p>
          </table:table-cell>
          <table:table-cell office:value-type="float" office:value="63.046" calcext:value-type="float">
            <text:p>63.0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31007" calcext:value-type="float">
            <text:p>31007</text:p>
          </table:table-cell>
          <table:table-cell office:value-type="float" office:value="62.014" calcext:value-type="float">
            <text:p>62.01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0</text:p>
          </table:table-cell>
          <table:table-cell office:value-type="float" office:value="31204" calcext:value-type="float">
            <text:p>31204</text:p>
          </table:table-cell>
          <table:table-cell office:value-type="float" office:value="62.408" calcext:value-type="float">
            <text:p>62.40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1</text:p>
          </table:table-cell>
          <table:table-cell office:value-type="float" office:value="30847" calcext:value-type="float">
            <text:p>30847</text:p>
          </table:table-cell>
          <table:table-cell office:value-type="float" office:value="61.694" calcext:value-type="float">
            <text:p>61.69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2</text:p>
          </table:table-cell>
          <table:table-cell office:value-type="float" office:value="31346" calcext:value-type="float">
            <text:p>31346</text:p>
          </table:table-cell>
          <table:table-cell office:value-type="float" office:value="62.692" calcext:value-type="float">
            <text:p>62.6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3</text:p>
          </table:table-cell>
          <table:table-cell office:value-type="float" office:value="31184" calcext:value-type="float">
            <text:p>31184</text:p>
          </table:table-cell>
          <table:table-cell office:value-type="float" office:value="62.368" calcext:value-type="float">
            <text:p>62.36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4</text:p>
          </table:table-cell>
          <table:table-cell office:value-type="float" office:value="30973" calcext:value-type="float">
            <text:p>30973</text:p>
          </table:table-cell>
          <table:table-cell office:value-type="float" office:value="61.946" calcext:value-type="float">
            <text:p>61.9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5</text:p>
          </table:table-cell>
          <table:table-cell office:value-type="float" office:value="30978" calcext:value-type="float">
            <text:p>30978</text:p>
          </table:table-cell>
          <table:table-cell office:value-type="float" office:value="61.956" calcext:value-type="float">
            <text:p>61.95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6</text:p>
          </table:table-cell>
          <table:table-cell office:value-type="float" office:value="31151" calcext:value-type="float">
            <text:p>31151</text:p>
          </table:table-cell>
          <table:table-cell office:value-type="float" office:value="62.302" calcext:value-type="float">
            <text:p>62.30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7</text:p>
          </table:table-cell>
          <table:table-cell office:value-type="float" office:value="31630" calcext:value-type="float">
            <text:p>31630</text:p>
          </table:table-cell>
          <table:table-cell office:value-type="float" office:value="63.26" calcext:value-type="float">
            <text:p>63.2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8</text:p>
          </table:table-cell>
          <table:table-cell office:value-type="float" office:value="31336" calcext:value-type="float">
            <text:p>31336</text:p>
          </table:table-cell>
          <table:table-cell office:value-type="float" office:value="62.672" calcext:value-type="float">
            <text:p>62.67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9</text:p>
          </table:table-cell>
          <table:table-cell office:value-type="float" office:value="31314" calcext:value-type="float">
            <text:p>31314</text:p>
          </table:table-cell>
          <table:table-cell office:value-type="float" office:value="62.628" calcext:value-type="float">
            <text:p>62.62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565491" calcext:value-type="float">
            <text:p>565491</text:p>
          </table:table-cell>
          <table:table-cell office:value-type="float" office:value="1130.982" calcext:value-type="float">
            <text:p>1130.98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45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4378" calcext:value-type="float">
            <text:p>114378</text:p>
          </table:table-cell>
          <table:table-cell office:value-type="float" office:value="114.378" calcext:value-type="float">
            <text:p>114.37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45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7901" calcext:value-type="float">
            <text:p>37901</text:p>
          </table:table-cell>
          <table:table-cell office:value-type="float" office:value="37.901" calcext:value-type="float">
            <text:p>37.90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45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6535" calcext:value-type="float">
            <text:p>46535</text:p>
          </table:table-cell>
          <table:table-cell office:value-type="float" office:value="46.535" calcext:value-type="float">
            <text:p>46.53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82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6121" calcext:value-type="float">
            <text:p>106121</text:p>
          </table:table-cell>
          <table:table-cell office:value-type="float" office:value="212.242" calcext:value-type="float">
            <text:p>212.24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82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1362" calcext:value-type="float">
            <text:p>31362</text:p>
          </table:table-cell>
          <table:table-cell office:value-type="float" office:value="62.724" calcext:value-type="float">
            <text:p>62.7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82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9775" calcext:value-type="float">
            <text:p>39775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143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6871" calcext:value-type="float">
            <text:p>206871</text:p>
          </table:table-cell>
          <table:table-cell office:value-type="float" office:value="413.742" calcext:value-type="float">
            <text:p>413.74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143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52684" calcext:value-type="float">
            <text:p>52684</text:p>
          </table:table-cell>
          <table:table-cell office:value-type="float" office:value="105.368" calcext:value-type="float">
            <text:p>105.36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143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70827" calcext:value-type="float">
            <text:p>70827</text:p>
          </table:table-cell>
          <table:table-cell office:value-type="float" office:value="141.654" calcext:value-type="float">
            <text:p>141.65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192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1766" calcext:value-type="float">
            <text:p>131766</text:p>
          </table:table-cell>
          <table:table-cell office:value-type="float" office:value="131.766" calcext:value-type="float">
            <text:p>131.76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192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40920" calcext:value-type="float">
            <text:p>40920</text:p>
          </table:table-cell>
          <table:table-cell office:value-type="float" office:value="40.92" calcext:value-type="float">
            <text:p>40.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192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55948" calcext:value-type="float">
            <text:p>55948</text:p>
          </table:table-cell>
          <table:table-cell office:value-type="float" office:value="55.948" calcext:value-type="float">
            <text:p>55.94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223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7684" calcext:value-type="float">
            <text:p>77684</text:p>
          </table:table-cell>
          <table:table-cell office:value-type="float" office:value="155.368" calcext:value-type="float">
            <text:p>155.36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223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3431" calcext:value-type="float">
            <text:p>23431</text:p>
          </table:table-cell>
          <table:table-cell office:value-type="float" office:value="46.862" calcext:value-type="float">
            <text:p>46.86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223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4015" calcext:value-type="float">
            <text:p>34015</text:p>
          </table:table-cell>
          <table:table-cell office:value-type="float" office:value="68.03" calcext:value-type="float">
            <text:p>68.0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261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4746" calcext:value-type="float">
            <text:p>94746</text:p>
          </table:table-cell>
          <table:table-cell office:value-type="float" office:value="189.492" calcext:value-type="float">
            <text:p>189.4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261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7497" calcext:value-type="float">
            <text:p>27497</text:p>
          </table:table-cell>
          <table:table-cell office:value-type="float" office:value="54.994" calcext:value-type="float">
            <text:p>54.99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261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2422" calcext:value-type="float">
            <text:p>42422</text:p>
          </table:table-cell>
          <table:table-cell office:value-type="float" office:value="84.844" calcext:value-type="float">
            <text:p>84.84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37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27888" calcext:value-type="float">
            <text:p>327888</text:p>
          </table:table-cell>
          <table:table-cell office:value-type="float" office:value="655.776" calcext:value-type="float">
            <text:p>655.77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37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98597" calcext:value-type="float">
            <text:p>98597</text:p>
          </table:table-cell>
          <table:table-cell office:value-type="float" office:value="197.194" calcext:value-type="float">
            <text:p>197.19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37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54834" calcext:value-type="float">
            <text:p>154834</text:p>
          </table:table-cell>
          <table:table-cell office:value-type="float" office:value="309.668" calcext:value-type="float">
            <text:p>309.668</text:p>
          </table:table-cell>
        </table:table-row>
      </table:table>
      <table:table table:name="Selected data" table:style-name="ta1">
        <table:table-column table:style-name="co5" table:default-cell-style-name="Default"/>
        <table:table-column table:style-name="co26" table:default-cell-style-name="Default"/>
        <table:table-column table:style-name="co25" table:number-columns-repeated="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task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1s-1m-0t-0m-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.13" calcext:value-type="float">
            <text:p>20.13</text:p>
          </table:table-cell>
          <table:table-cell office:value-type="float" office:value="19.2115" calcext:value-type="float">
            <text:p>19.2115</text:p>
          </table:table-cell>
          <table:table-cell office:value-type="float" office:value="19.1485" calcext:value-type="float">
            <text:p>19.1485</text:p>
          </table:table-cell>
        </table:table-row>
        <table:table-row table:style-name="ro1">
          <table:table-cell office:value-type="string" calcext:value-type="string">
            <text:p>1s-1m-0t-0m-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.4455" calcext:value-type="float">
            <text:p>6.4455</text:p>
          </table:table-cell>
          <table:table-cell office:value-type="float" office:value="4.9455" calcext:value-type="float">
            <text:p>4.9455</text:p>
          </table:table-cell>
          <table:table-cell office:value-type="float" office:value="5.245" calcext:value-type="float">
            <text:p>5.245</text:p>
          </table:table-cell>
        </table:table-row>
        <table:table-row table:style-name="ro1">
          <table:table-cell office:value-type="string" calcext:value-type="string">
            <text:p>1s-1m-0t-0m-0a</text:p>
          </table:table-cell>
          <table:table-cell office:value-type="string" calcext:value-type="string">
            <text:p>task-recomputation</text:p>
          </table:table-cell>
          <table:table-cell office:value-type="float" office:value="4.6345" calcext:value-type="float">
            <text:p>4.6345</text:p>
          </table:table-cell>
          <table:table-cell office:value-type="float" office:value="4.5875" calcext:value-type="float">
            <text:p>4.5875</text:p>
          </table:table-cell>
          <table:table-cell office:value-type="float" office:value="4.6655" calcext:value-type="float">
            <text:p>4.6655</text:p>
          </table:table-cell>
        </table:table-row>
        <table:table-row table:style-name="ro1">
          <table:table-cell office:value-type="string" calcext:value-type="string">
            <text:p>1s-10m-0t-0m-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0.2595" calcext:value-type="float">
            <text:p>30.2595</text:p>
          </table:table-cell>
          <table:table-cell office:value-type="float" office:value="26.971" calcext:value-type="float">
            <text:p>26.971</text:p>
          </table:table-cell>
          <table:table-cell office:value-type="float" office:value="32.812" calcext:value-type="float">
            <text:p>32.812</text:p>
          </table:table-cell>
        </table:table-row>
        <table:table-row table:style-name="ro1">
          <table:table-cell office:value-type="string" calcext:value-type="string">
            <text:p>1s-10m-0t-0m-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5.8745" calcext:value-type="float">
            <text:p>15.8745</text:p>
          </table:table-cell>
          <table:table-cell office:value-type="float" office:value="7.0035" calcext:value-type="float">
            <text:p>7.0035</text:p>
          </table:table-cell>
          <table:table-cell office:value-type="float" office:value="7.194" calcext:value-type="float">
            <text:p>7.194</text:p>
          </table:table-cell>
        </table:table-row>
        <table:table-row table:style-name="ro1">
          <table:table-cell office:value-type="string" calcext:value-type="string">
            <text:p>1s-10m-0t-0m-0a</text:p>
          </table:table-cell>
          <table:table-cell office:value-type="string" calcext:value-type="string">
            <text:p>task-recomputation</text:p>
          </table:table-cell>
          <table:table-cell office:value-type="float" office:value="11.053" calcext:value-type="float">
            <text:p>11.053</text:p>
          </table:table-cell>
          <table:table-cell office:value-type="float" office:value="6.7695" calcext:value-type="float">
            <text:p>6.7695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1s-50m-0t-0m-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0.431" calcext:value-type="float">
            <text:p>90.431</text:p>
          </table:table-cell>
          <table:table-cell office:value-type="float" office:value="41.46" calcext:value-type="float">
            <text:p>41.46</text:p>
          </table:table-cell>
          <table:table-cell office:value-type="float" office:value="43.685" calcext:value-type="float">
            <text:p>43.685</text:p>
          </table:table-cell>
        </table:table-row>
        <table:table-row table:style-name="ro1">
          <table:table-cell office:value-type="string" calcext:value-type="string">
            <text:p>1s-50m-0t-0m-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0.386" calcext:value-type="float">
            <text:p>60.386</text:p>
          </table:table-cell>
          <table:table-cell office:value-type="float" office:value="16.102" calcext:value-type="float">
            <text:p>16.102</text:p>
          </table:table-cell>
          <table:table-cell office:value-type="float" office:value="15.523" calcext:value-type="float">
            <text:p>15.523</text:p>
          </table:table-cell>
        </table:table-row>
        <table:table-row table:style-name="ro1">
          <table:table-cell office:value-type="string" calcext:value-type="string">
            <text:p>1s-50m-0t-0m-0a</text:p>
          </table:table-cell>
          <table:table-cell office:value-type="string" calcext:value-type="string">
            <text:p>task-recomputation</text:p>
          </table:table-cell>
          <table:table-cell office:value-type="float" office:value="43.517" calcext:value-type="float">
            <text:p>43.517</text:p>
          </table:table-cell>
          <table:table-cell office:value-type="float" office:value="15.324" calcext:value-type="float">
            <text:p>15.324</text:p>
          </table:table-cell>
          <table:table-cell office:value-type="float" office:value="14.998" calcext:value-type="float">
            <text:p>14.998</text:p>
          </table:table-cell>
        </table:table-row>
        <table:table-row table:style-name="ro1">
          <table:table-cell office:value-type="string" calcext:value-type="string">
            <text:p>1s-100m-0t-0m-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73.221" calcext:value-type="float">
            <text:p>173.221</text:p>
          </table:table-cell>
          <table:table-cell office:value-type="float" office:value="74.429" calcext:value-type="float">
            <text:p>74.429</text:p>
          </table:table-cell>
          <table:table-cell office:value-type="float" office:value="82.386" calcext:value-type="float">
            <text:p>82.386</text:p>
          </table:table-cell>
        </table:table-row>
        <table:table-row table:style-name="ro1">
          <table:table-cell office:value-type="string" calcext:value-type="string">
            <text:p>1s-100m-0t-0m-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18.206" calcext:value-type="float">
            <text:p>118.206</text:p>
          </table:table-cell>
          <table:table-cell office:value-type="float" office:value="28.591" calcext:value-type="float">
            <text:p>28.591</text:p>
          </table:table-cell>
          <table:table-cell office:value-type="float" office:value="29.308" calcext:value-type="float">
            <text:p>29.308</text:p>
          </table:table-cell>
        </table:table-row>
        <table:table-row table:style-name="ro1">
          <table:table-cell office:value-type="string" calcext:value-type="string">
            <text:p>1s-100m-0t-0m-0a</text:p>
          </table:table-cell>
          <table:table-cell office:value-type="string" calcext:value-type="string">
            <text:p>task-recomputation</text:p>
          </table:table-cell>
          <table:table-cell office:value-type="float" office:value="87.302" calcext:value-type="float">
            <text:p>87.302</text:p>
          </table:table-cell>
          <table:table-cell office:value-type="float" office:value="29.474" calcext:value-type="float">
            <text:p>29.474</text:p>
          </table:table-cell>
          <table:table-cell office:value-type="float" office:value="30.583" calcext:value-type="float">
            <text:p>30.583</text:p>
          </table:table-cell>
        </table:table-row>
        <table:table-row table:style-name="ro1">
          <table:table-cell office:value-type="string" calcext:value-type="string">
            <text:p>1s-200m-0t-0m-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46.63" calcext:value-type="float">
            <text:p>446.63</text:p>
          </table:table-cell>
          <table:table-cell office:value-type="float" office:value="205.288" calcext:value-type="float">
            <text:p>205.288</text:p>
          </table:table-cell>
          <table:table-cell office:value-type="float" office:value="209.796" calcext:value-type="float">
            <text:p>209.796</text:p>
          </table:table-cell>
        </table:table-row>
        <table:table-row table:style-name="ro1">
          <table:table-cell office:value-type="string" calcext:value-type="string">
            <text:p>1s-200m-0t-0m-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39.418" calcext:value-type="float">
            <text:p>239.418</text:p>
          </table:table-cell>
          <table:table-cell office:value-type="float" office:value="69.924" calcext:value-type="float">
            <text:p>69.924</text:p>
          </table:table-cell>
          <table:table-cell office:value-type="float" office:value="65.836" calcext:value-type="float">
            <text:p>65.836</text:p>
          </table:table-cell>
        </table:table-row>
        <table:table-row table:style-name="ro1">
          <table:table-cell office:value-type="string" calcext:value-type="string">
            <text:p>1s-200m-0t-0m-0a</text:p>
          </table:table-cell>
          <table:table-cell office:value-type="string" calcext:value-type="string">
            <text:p>task-recomputation</text:p>
          </table:table-cell>
          <table:table-cell office:value-type="float" office:value="182.13" calcext:value-type="float">
            <text:p>182.13</text:p>
          </table:table-cell>
          <table:table-cell office:value-type="float" office:value="74.404" calcext:value-type="float">
            <text:p>74.404</text:p>
          </table:table-cell>
          <table:table-cell office:value-type="float" office:value="69.012" calcext:value-type="float">
            <text:p>69.012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9.234" calcext:value-type="float">
            <text:p>89.234</text:p>
          </table:table-cell>
          <table:table-cell office:value-type="float" office:value="40.173" calcext:value-type="float">
            <text:p>40.173</text:p>
          </table:table-cell>
          <table:table-cell office:value-type="float" office:value="41.093" calcext:value-type="float">
            <text:p>41.093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85.32" calcext:value-type="float">
            <text:p>85.32</text:p>
          </table:table-cell>
          <table:table-cell office:value-type="float" office:value="29.061" calcext:value-type="float">
            <text:p>29.061</text:p>
          </table:table-cell>
          <table:table-cell office:value-type="float" office:value="28.871" calcext:value-type="float">
            <text:p>28.871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05.226" calcext:value-type="float">
            <text:p>105.226</text:p>
          </table:table-cell>
          <table:table-cell office:value-type="float" office:value="32.222" calcext:value-type="float">
            <text:p>32.222</text:p>
          </table:table-cell>
          <table:table-cell office:value-type="float" office:value="32.326" calcext:value-type="float">
            <text:p>32.326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126.868" calcext:value-type="float">
            <text:p>126.868</text:p>
          </table:table-cell>
          <table:table-cell office:value-type="float" office:value="39.001" calcext:value-type="float">
            <text:p>39.001</text:p>
          </table:table-cell>
          <table:table-cell office:value-type="float" office:value="39.572" calcext:value-type="float">
            <text:p>39.572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148.798" calcext:value-type="float">
            <text:p>148.798</text:p>
          </table:table-cell>
          <table:table-cell office:value-type="float" office:value="44.632" calcext:value-type="float">
            <text:p>44.632</text:p>
          </table:table-cell>
          <table:table-cell office:value-type="float" office:value="44.56" calcext:value-type="float">
            <text:p>44.56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93.42" calcext:value-type="float">
            <text:p>93.42</text:p>
          </table:table-cell>
          <table:table-cell office:value-type="float" office:value="21.592" calcext:value-type="float">
            <text:p>21.592</text:p>
          </table:table-cell>
          <table:table-cell office:value-type="float" office:value="21.691" calcext:value-type="float">
            <text:p>21.691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84.091" calcext:value-type="float">
            <text:p>84.091</text:p>
          </table:table-cell>
          <table:table-cell office:value-type="float" office:value="17.551" calcext:value-type="float">
            <text:p>17.551</text:p>
          </table:table-cell>
          <table:table-cell office:value-type="float" office:value="17.027" calcext:value-type="float">
            <text:p>17.027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83.72" calcext:value-type="float">
            <text:p>83.72</text:p>
          </table:table-cell>
          <table:table-cell office:value-type="float" office:value="17.524" calcext:value-type="float">
            <text:p>17.524</text:p>
          </table:table-cell>
          <table:table-cell office:value-type="float" office:value="17.123" calcext:value-type="float">
            <text:p>17.123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83.757" calcext:value-type="float">
            <text:p>83.757</text:p>
          </table:table-cell>
          <table:table-cell office:value-type="float" office:value="17.084" calcext:value-type="float">
            <text:p>17.084</text:p>
          </table:table-cell>
          <table:table-cell office:value-type="float" office:value="16.798" calcext:value-type="float">
            <text:p>16.798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83.744" calcext:value-type="float">
            <text:p>83.744</text:p>
          </table:table-cell>
          <table:table-cell office:value-type="float" office:value="17.093" calcext:value-type="float">
            <text:p>17.093</text:p>
          </table:table-cell>
          <table:table-cell office:value-type="float" office:value="16.565" calcext:value-type="float">
            <text:p>16.565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string" calcext:value-type="string">
            <text:p>task-recomputation</text:p>
          </table:table-cell>
          <table:table-cell office:value-type="float" office:value="206.438" calcext:value-type="float">
            <text:p>206.438</text:p>
          </table:table-cell>
          <table:table-cell office:value-type="float" office:value="68.673" calcext:value-type="float">
            <text:p>68.673</text:p>
          </table:table-cell>
          <table:table-cell office:value-type="float" office:value="67.448" calcext:value-type="float">
            <text:p>67.448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8.546" calcext:value-type="float">
            <text:p>98.546</text:p>
          </table:table-cell>
          <table:table-cell office:value-type="float" office:value="50.81" calcext:value-type="float">
            <text:p>50.81</text:p>
          </table:table-cell>
          <table:table-cell office:value-type="float" office:value="48.656" calcext:value-type="float">
            <text:p>48.656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87.88" calcext:value-type="float">
            <text:p>87.88</text:p>
          </table:table-cell>
          <table:table-cell office:value-type="float" office:value="35.37" calcext:value-type="float">
            <text:p>35.37</text:p>
          </table:table-cell>
          <table:table-cell office:value-type="float" office:value="34.142" calcext:value-type="float">
            <text:p>34.142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06.21" calcext:value-type="float">
            <text:p>106.21</text:p>
          </table:table-cell>
          <table:table-cell office:value-type="float" office:value="35.402" calcext:value-type="float">
            <text:p>35.402</text:p>
          </table:table-cell>
          <table:table-cell office:value-type="float" office:value="35.59" calcext:value-type="float">
            <text:p>35.59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129.864" calcext:value-type="float">
            <text:p>129.864</text:p>
          </table:table-cell>
          <table:table-cell office:value-type="float" office:value="40.292" calcext:value-type="float">
            <text:p>40.292</text:p>
          </table:table-cell>
          <table:table-cell office:value-type="float" office:value="40.298" calcext:value-type="float">
            <text:p>40.298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151.096" calcext:value-type="float">
            <text:p>151.096</text:p>
          </table:table-cell>
          <table:table-cell office:value-type="float" office:value="46.468" calcext:value-type="float">
            <text:p>46.468</text:p>
          </table:table-cell>
          <table:table-cell office:value-type="float" office:value="46.688" calcext:value-type="float">
            <text:p>46.688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173.108" calcext:value-type="float">
            <text:p>173.108</text:p>
          </table:table-cell>
          <table:table-cell office:value-type="float" office:value="55.646" calcext:value-type="float">
            <text:p>55.646</text:p>
          </table:table-cell>
          <table:table-cell office:value-type="float" office:value="56.688" calcext:value-type="float">
            <text:p>56.688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195.314" calcext:value-type="float">
            <text:p>195.314</text:p>
          </table:table-cell>
          <table:table-cell office:value-type="float" office:value="62.304" calcext:value-type="float">
            <text:p>62.304</text:p>
          </table:table-cell>
          <table:table-cell office:value-type="float" office:value="61.012" calcext:value-type="float">
            <text:p>61.012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218.548" calcext:value-type="float">
            <text:p>218.548</text:p>
          </table:table-cell>
          <table:table-cell office:value-type="float" office:value="71.602" calcext:value-type="float">
            <text:p>71.602</text:p>
          </table:table-cell>
          <table:table-cell office:value-type="float" office:value="70.376" calcext:value-type="float">
            <text:p>70.376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241.748" calcext:value-type="float">
            <text:p>241.748</text:p>
          </table:table-cell>
          <table:table-cell office:value-type="float" office:value="79.88" calcext:value-type="float">
            <text:p>79.88</text:p>
          </table:table-cell>
          <table:table-cell office:value-type="float" office:value="80.298" calcext:value-type="float">
            <text:p>80.298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265.122" calcext:value-type="float">
            <text:p>265.122</text:p>
          </table:table-cell>
          <table:table-cell office:value-type="float" office:value="89.954" calcext:value-type="float">
            <text:p>89.954</text:p>
          </table:table-cell>
          <table:table-cell office:value-type="float" office:value="87.804" calcext:value-type="float">
            <text:p>87.804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38.91" calcext:value-type="float">
            <text:p>138.91</text:p>
          </table:table-cell>
          <table:table-cell office:value-type="float" office:value="33.566" calcext:value-type="float">
            <text:p>33.566</text:p>
          </table:table-cell>
          <table:table-cell office:value-type="float" office:value="33.338" calcext:value-type="float">
            <text:p>33.338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29.144" calcext:value-type="float">
            <text:p>129.144</text:p>
          </table:table-cell>
          <table:table-cell office:value-type="float" office:value="29.28" calcext:value-type="float">
            <text:p>29.28</text:p>
          </table:table-cell>
          <table:table-cell office:value-type="float" office:value="28.592" calcext:value-type="float">
            <text:p>28.592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29.476" calcext:value-type="float">
            <text:p>129.476</text:p>
          </table:table-cell>
          <table:table-cell office:value-type="float" office:value="29.382" calcext:value-type="float">
            <text:p>29.382</text:p>
          </table:table-cell>
          <table:table-cell office:value-type="float" office:value="28.666" calcext:value-type="float">
            <text:p>28.666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29.456" calcext:value-type="float">
            <text:p>129.456</text:p>
          </table:table-cell>
          <table:table-cell office:value-type="float" office:value="29.29" calcext:value-type="float">
            <text:p>29.29</text:p>
          </table:table-cell>
          <table:table-cell office:value-type="float" office:value="28.492" calcext:value-type="float">
            <text:p>28.492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29.676" calcext:value-type="float">
            <text:p>129.676</text:p>
          </table:table-cell>
          <table:table-cell office:value-type="float" office:value="29.106" calcext:value-type="float">
            <text:p>29.106</text:p>
          </table:table-cell>
          <table:table-cell office:value-type="float" office:value="28.192" calcext:value-type="float">
            <text:p>28.192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129.89" calcext:value-type="float">
            <text:p>129.89</text:p>
          </table:table-cell>
          <table:table-cell office:value-type="float" office:value="29.446" calcext:value-type="float">
            <text:p>29.446</text:p>
          </table:table-cell>
          <table:table-cell office:value-type="float" office:value="28.958" calcext:value-type="float">
            <text:p>28.958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129.588" calcext:value-type="float">
            <text:p>129.588</text:p>
          </table:table-cell>
          <table:table-cell office:value-type="float" office:value="28.726" calcext:value-type="float">
            <text:p>28.726</text:p>
          </table:table-cell>
          <table:table-cell office:value-type="float" office:value="28.09" calcext:value-type="float">
            <text:p>28.09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129.642" calcext:value-type="float">
            <text:p>129.642</text:p>
          </table:table-cell>
          <table:table-cell office:value-type="float" office:value="28.88" calcext:value-type="float">
            <text:p>28.88</text:p>
          </table:table-cell>
          <table:table-cell office:value-type="float" office:value="28.456" calcext:value-type="float">
            <text:p>28.456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129.912" calcext:value-type="float">
            <text:p>129.912</text:p>
          </table:table-cell>
          <table:table-cell office:value-type="float" office:value="28.85" calcext:value-type="float">
            <text:p>28.85</text:p>
          </table:table-cell>
          <table:table-cell office:value-type="float" office:value="28.126" calcext:value-type="float">
            <text:p>28.126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129.512" calcext:value-type="float">
            <text:p>129.512</text:p>
          </table:table-cell>
          <table:table-cell office:value-type="float" office:value="28.624" calcext:value-type="float">
            <text:p>28.624</text:p>
          </table:table-cell>
          <table:table-cell office:value-type="float" office:value="28.064" calcext:value-type="float">
            <text:p>28.064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task-recomputation</text:p>
          </table:table-cell>
          <table:table-cell office:value-type="float" office:value="476.904" calcext:value-type="float">
            <text:p>476.904</text:p>
          </table:table-cell>
          <table:table-cell office:value-type="float" office:value="205.866" calcext:value-type="float">
            <text:p>205.866</text:p>
          </table:table-cell>
          <table:table-cell office:value-type="float" office:value="200.538" calcext:value-type="float">
            <text:p>200.538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5.244" calcext:value-type="float">
            <text:p>105.244</text:p>
          </table:table-cell>
          <table:table-cell office:value-type="float" office:value="47.864" calcext:value-type="float">
            <text:p>47.864</text:p>
          </table:table-cell>
          <table:table-cell office:value-type="float" office:value="58.686" calcext:value-type="float">
            <text:p>58.686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95.086" calcext:value-type="float">
            <text:p>95.086</text:p>
          </table:table-cell>
          <table:table-cell office:value-type="float" office:value="33.176" calcext:value-type="float">
            <text:p>33.176</text:p>
          </table:table-cell>
          <table:table-cell office:value-type="float" office:value="40.114" calcext:value-type="float">
            <text:p>40.114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16.044" calcext:value-type="float">
            <text:p>116.044</text:p>
          </table:table-cell>
          <table:table-cell office:value-type="float" office:value="34.896" calcext:value-type="float">
            <text:p>34.896</text:p>
          </table:table-cell>
          <table:table-cell office:value-type="float" office:value="38.984" calcext:value-type="float">
            <text:p>38.984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130.092" calcext:value-type="float">
            <text:p>130.092</text:p>
          </table:table-cell>
          <table:table-cell office:value-type="float" office:value="40" calcext:value-type="float">
            <text:p>40</text:p>
          </table:table-cell>
          <table:table-cell office:value-type="float" office:value="40.338" calcext:value-type="float">
            <text:p>40.338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153.386" calcext:value-type="float">
            <text:p>153.386</text:p>
          </table:table-cell>
          <table:table-cell office:value-type="float" office:value="45.912" calcext:value-type="float">
            <text:p>45.912</text:p>
          </table:table-cell>
          <table:table-cell office:value-type="float" office:value="46.942" calcext:value-type="float">
            <text:p>46.942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175.074" calcext:value-type="float">
            <text:p>175.074</text:p>
          </table:table-cell>
          <table:table-cell office:value-type="float" office:value="54.786" calcext:value-type="float">
            <text:p>54.786</text:p>
          </table:table-cell>
          <table:table-cell office:value-type="float" office:value="57.284" calcext:value-type="float">
            <text:p>57.284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197.56" calcext:value-type="float">
            <text:p>197.56</text:p>
          </table:table-cell>
          <table:table-cell office:value-type="float" office:value="61.344" calcext:value-type="float">
            <text:p>61.344</text:p>
          </table:table-cell>
          <table:table-cell office:value-type="float" office:value="61.716" calcext:value-type="float">
            <text:p>61.716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222.362" calcext:value-type="float">
            <text:p>222.362</text:p>
          </table:table-cell>
          <table:table-cell office:value-type="float" office:value="71.222" calcext:value-type="float">
            <text:p>71.222</text:p>
          </table:table-cell>
          <table:table-cell office:value-type="float" office:value="70.378" calcext:value-type="float">
            <text:p>70.378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245.5" calcext:value-type="float">
            <text:p>245.5</text:p>
          </table:table-cell>
          <table:table-cell office:value-type="float" office:value="80.24" calcext:value-type="float">
            <text:p>80.24</text:p>
          </table:table-cell>
          <table:table-cell office:value-type="float" office:value="79.87" calcext:value-type="float">
            <text:p>79.87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272.074" calcext:value-type="float">
            <text:p>272.074</text:p>
          </table:table-cell>
          <table:table-cell office:value-type="float" office:value="89.588" calcext:value-type="float">
            <text:p>89.58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0</text:p>
          </table:table-cell>
          <table:table-cell office:value-type="float" office:value="299.95" calcext:value-type="float">
            <text:p>299.95</text:p>
          </table:table-cell>
          <table:table-cell office:value-type="float" office:value="103.362" calcext:value-type="float">
            <text:p>103.362</text:p>
          </table:table-cell>
          <table:table-cell office:value-type="float" office:value="113.17" calcext:value-type="float">
            <text:p>113.17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1</text:p>
          </table:table-cell>
          <table:table-cell office:value-type="float" office:value="326.354" calcext:value-type="float">
            <text:p>326.354</text:p>
          </table:table-cell>
          <table:table-cell office:value-type="float" office:value="112.952" calcext:value-type="float">
            <text:p>112.952</text:p>
          </table:table-cell>
          <table:table-cell office:value-type="float" office:value="132.862" calcext:value-type="float">
            <text:p>132.862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2</text:p>
          </table:table-cell>
          <table:table-cell office:value-type="float" office:value="352.716" calcext:value-type="float">
            <text:p>352.716</text:p>
          </table:table-cell>
          <table:table-cell office:value-type="float" office:value="130.682" calcext:value-type="float">
            <text:p>130.682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3</text:p>
          </table:table-cell>
          <table:table-cell office:value-type="float" office:value="386.252" calcext:value-type="float">
            <text:p>386.252</text:p>
          </table:table-cell>
          <table:table-cell office:value-type="float" office:value="164.372" calcext:value-type="float">
            <text:p>164.372</text:p>
          </table:table-cell>
          <table:table-cell office:value-type="float" office:value="165.944" calcext:value-type="float">
            <text:p>165.944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4</text:p>
          </table:table-cell>
          <table:table-cell office:value-type="float" office:value="417.684" calcext:value-type="float">
            <text:p>417.684</text:p>
          </table:table-cell>
          <table:table-cell office:value-type="float" office:value="186.332" calcext:value-type="float">
            <text:p>186.332</text:p>
          </table:table-cell>
          <table:table-cell office:value-type="float" office:value="182.494" calcext:value-type="float">
            <text:p>182.494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5</text:p>
          </table:table-cell>
          <table:table-cell office:value-type="float" office:value="489.024" calcext:value-type="float">
            <text:p>489.024</text:p>
          </table:table-cell>
          <table:table-cell office:value-type="float" office:value="207.536" calcext:value-type="float">
            <text:p>207.536</text:p>
          </table:table-cell>
          <table:table-cell office:value-type="float" office:value="202.776" calcext:value-type="float">
            <text:p>202.776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6</text:p>
          </table:table-cell>
          <table:table-cell office:value-type="float" office:value="520.856" calcext:value-type="float">
            <text:p>520.856</text:p>
          </table:table-cell>
          <table:table-cell office:value-type="float" office:value="225.606" calcext:value-type="float">
            <text:p>225.606</text:p>
          </table:table-cell>
          <table:table-cell office:value-type="float" office:value="221.142" calcext:value-type="float">
            <text:p>221.142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7</text:p>
          </table:table-cell>
          <table:table-cell office:value-type="float" office:value="547.838" calcext:value-type="float">
            <text:p>547.838</text:p>
          </table:table-cell>
          <table:table-cell office:value-type="float" office:value="242.072" calcext:value-type="float">
            <text:p>242.072</text:p>
          </table:table-cell>
          <table:table-cell office:value-type="float" office:value="239.63" calcext:value-type="float">
            <text:p>239.63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8</text:p>
          </table:table-cell>
          <table:table-cell office:value-type="float" office:value="587.264" calcext:value-type="float">
            <text:p>587.264</text:p>
          </table:table-cell>
          <table:table-cell office:value-type="float" office:value="262.75" calcext:value-type="float">
            <text:p>262.75</text:p>
          </table:table-cell>
          <table:table-cell office:value-type="float" office:value="255.252" calcext:value-type="float">
            <text:p>255.252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9</text:p>
          </table:table-cell>
          <table:table-cell office:value-type="float" office:value="613.622" calcext:value-type="float">
            <text:p>613.622</text:p>
          </table:table-cell>
          <table:table-cell office:value-type="float" office:value="282.762" calcext:value-type="float">
            <text:p>282.762</text:p>
          </table:table-cell>
          <table:table-cell office:value-type="float" office:value="275.154" calcext:value-type="float">
            <text:p>275.154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46.024" calcext:value-type="float">
            <text:p>246.024</text:p>
          </table:table-cell>
          <table:table-cell office:value-type="float" office:value="74.136" calcext:value-type="float">
            <text:p>74.136</text:p>
          </table:table-cell>
          <table:table-cell office:value-type="float" office:value="70.892" calcext:value-type="float">
            <text:p>70.892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232.022" calcext:value-type="float">
            <text:p>232.022</text:p>
          </table:table-cell>
          <table:table-cell office:value-type="float" office:value="67.004" calcext:value-type="float">
            <text:p>67.004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231.238" calcext:value-type="float">
            <text:p>231.238</text:p>
          </table:table-cell>
          <table:table-cell office:value-type="float" office:value="65.254" calcext:value-type="float">
            <text:p>65.254</text:p>
          </table:table-cell>
          <table:table-cell office:value-type="float" office:value="61.658" calcext:value-type="float">
            <text:p>61.658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227.804" calcext:value-type="float">
            <text:p>227.804</text:p>
          </table:table-cell>
          <table:table-cell office:value-type="float" office:value="61.646" calcext:value-type="float">
            <text:p>61.646</text:p>
          </table:table-cell>
          <table:table-cell office:value-type="float" office:value="60.094" calcext:value-type="float">
            <text:p>60.094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228.436" calcext:value-type="float">
            <text:p>228.436</text:p>
          </table:table-cell>
          <table:table-cell office:value-type="float" office:value="63.128" calcext:value-type="float">
            <text:p>63.128</text:p>
          </table:table-cell>
          <table:table-cell office:value-type="float" office:value="60.334" calcext:value-type="float">
            <text:p>60.334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229.448" calcext:value-type="float">
            <text:p>229.448</text:p>
          </table:table-cell>
          <table:table-cell office:value-type="float" office:value="61.686" calcext:value-type="float">
            <text:p>61.686</text:p>
          </table:table-cell>
          <table:table-cell office:value-type="float" office:value="59.314" calcext:value-type="float">
            <text:p>59.314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228.984" calcext:value-type="float">
            <text:p>228.984</text:p>
          </table:table-cell>
          <table:table-cell office:value-type="float" office:value="62.566" calcext:value-type="float">
            <text:p>62.566</text:p>
          </table:table-cell>
          <table:table-cell office:value-type="float" office:value="60.546" calcext:value-type="float">
            <text:p>60.546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228.254" calcext:value-type="float">
            <text:p>228.254</text:p>
          </table:table-cell>
          <table:table-cell office:value-type="float" office:value="61.458" calcext:value-type="float">
            <text:p>61.458</text:p>
          </table:table-cell>
          <table:table-cell office:value-type="float" office:value="59.122" calcext:value-type="float">
            <text:p>59.122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229.3" calcext:value-type="float">
            <text:p>229.3</text:p>
          </table:table-cell>
          <table:table-cell office:value-type="float" office:value="63.046" calcext:value-type="float">
            <text:p>63.046</text:p>
          </table:table-cell>
          <table:table-cell office:value-type="float" office:value="60.42" calcext:value-type="float">
            <text:p>60.42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229.336" calcext:value-type="float">
            <text:p>229.336</text:p>
          </table:table-cell>
          <table:table-cell office:value-type="float" office:value="62.014" calcext:value-type="float">
            <text:p>62.014</text:p>
          </table:table-cell>
          <table:table-cell office:value-type="float" office:value="59.37" calcext:value-type="float">
            <text:p>59.37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0</text:p>
          </table:table-cell>
          <table:table-cell office:value-type="float" office:value="227.694" calcext:value-type="float">
            <text:p>227.694</text:p>
          </table:table-cell>
          <table:table-cell office:value-type="float" office:value="62.408" calcext:value-type="float">
            <text:p>62.408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1</text:p>
          </table:table-cell>
          <table:table-cell office:value-type="float" office:value="226.902" calcext:value-type="float">
            <text:p>226.902</text:p>
          </table:table-cell>
          <table:table-cell office:value-type="float" office:value="61.694" calcext:value-type="float">
            <text:p>61.694</text:p>
          </table:table-cell>
          <table:table-cell office:value-type="float" office:value="59.88" calcext:value-type="float">
            <text:p>59.88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2</text:p>
          </table:table-cell>
          <table:table-cell office:value-type="float" office:value="228.288" calcext:value-type="float">
            <text:p>228.288</text:p>
          </table:table-cell>
          <table:table-cell office:value-type="float" office:value="62.692" calcext:value-type="float">
            <text:p>62.692</text:p>
          </table:table-cell>
          <table:table-cell office:value-type="float" office:value="60.236" calcext:value-type="float">
            <text:p>60.236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3</text:p>
          </table:table-cell>
          <table:table-cell office:value-type="float" office:value="229.252" calcext:value-type="float">
            <text:p>229.252</text:p>
          </table:table-cell>
          <table:table-cell office:value-type="float" office:value="62.368" calcext:value-type="float">
            <text:p>62.368</text:p>
          </table:table-cell>
          <table:table-cell office:value-type="float" office:value="59.562" calcext:value-type="float">
            <text:p>59.562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4</text:p>
          </table:table-cell>
          <table:table-cell office:value-type="float" office:value="227.566" calcext:value-type="float">
            <text:p>227.566</text:p>
          </table:table-cell>
          <table:table-cell office:value-type="float" office:value="61.946" calcext:value-type="float">
            <text:p>61.946</text:p>
          </table:table-cell>
          <table:table-cell office:value-type="float" office:value="60.108" calcext:value-type="float">
            <text:p>60.108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5</text:p>
          </table:table-cell>
          <table:table-cell office:value-type="float" office:value="228.464" calcext:value-type="float">
            <text:p>228.464</text:p>
          </table:table-cell>
          <table:table-cell office:value-type="float" office:value="61.956" calcext:value-type="float">
            <text:p>61.956</text:p>
          </table:table-cell>
          <table:table-cell office:value-type="float" office:value="60.454" calcext:value-type="float">
            <text:p>60.454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6</text:p>
          </table:table-cell>
          <table:table-cell office:value-type="float" office:value="228.526" calcext:value-type="float">
            <text:p>228.526</text:p>
          </table:table-cell>
          <table:table-cell office:value-type="float" office:value="62.302" calcext:value-type="float">
            <text:p>62.302</text:p>
          </table:table-cell>
          <table:table-cell office:value-type="float" office:value="60.274" calcext:value-type="float">
            <text:p>60.274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7</text:p>
          </table:table-cell>
          <table:table-cell office:value-type="float" office:value="229.244" calcext:value-type="float">
            <text:p>229.244</text:p>
          </table:table-cell>
          <table:table-cell office:value-type="float" office:value="63.26" calcext:value-type="float">
            <text:p>63.26</text:p>
          </table:table-cell>
          <table:table-cell office:value-type="float" office:value="60.352" calcext:value-type="float">
            <text:p>60.352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8</text:p>
          </table:table-cell>
          <table:table-cell office:value-type="float" office:value="227.556" calcext:value-type="float">
            <text:p>227.556</text:p>
          </table:table-cell>
          <table:table-cell office:value-type="float" office:value="62.672" calcext:value-type="float">
            <text:p>62.672</text:p>
          </table:table-cell>
          <table:table-cell office:value-type="float" office:value="59.954" calcext:value-type="float">
            <text:p>59.954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9</text:p>
          </table:table-cell>
          <table:table-cell office:value-type="float" office:value="229.238" calcext:value-type="float">
            <text:p>229.238</text:p>
          </table:table-cell>
          <table:table-cell office:value-type="float" office:value="62.628" calcext:value-type="float">
            <text:p>62.628</text:p>
          </table:table-cell>
          <table:table-cell office:value-type="float" office:value="60.342" calcext:value-type="float">
            <text:p>60.342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task-recomputation</text:p>
          </table:table-cell>
          <table:table-cell office:value-type="float" office:value="1552.212" calcext:value-type="float">
            <text:p>1552.212</text:p>
          </table:table-cell>
          <table:table-cell office:value-type="float" office:value="1130.982" calcext:value-type="float">
            <text:p>1130.982</text:p>
          </table:table-cell>
          <table:table-cell office:value-type="float" office:value="1100.564" calcext:value-type="float">
            <text:p>1100.564</text:p>
          </table:table-cell>
        </table:table-row>
        <table:table-row table:style-name="ro1">
          <table:table-cell office:value-type="string" calcext:value-type="string">
            <text:p>1s-50m-5t-50m-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27.682" calcext:value-type="float">
            <text:p>227.682</text:p>
          </table:table-cell>
          <table:table-cell office:value-type="float" office:value="114.378" calcext:value-type="float">
            <text:p>114.378</text:p>
          </table:table-cell>
          <table:table-cell office:value-type="float" office:value="111.401" calcext:value-type="float">
            <text:p>111.401</text:p>
          </table:table-cell>
        </table:table-row>
        <table:table-row table:style-name="ro1">
          <table:table-cell office:value-type="string" calcext:value-type="string">
            <text:p>1s-50m-5t-50m-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01.925" calcext:value-type="float">
            <text:p>101.925</text:p>
          </table:table-cell>
          <table:table-cell office:value-type="float" office:value="37.901" calcext:value-type="float">
            <text:p>37.901</text:p>
          </table:table-cell>
          <table:table-cell office:value-type="float" office:value="38.151" calcext:value-type="float">
            <text:p>38.151</text:p>
          </table:table-cell>
        </table:table-row>
        <table:table-row table:style-name="ro1">
          <table:table-cell office:value-type="string" calcext:value-type="string">
            <text:p>1s-50m-5t-50m-0a</text:p>
          </table:table-cell>
          <table:table-cell office:value-type="string" calcext:value-type="string">
            <text:p>task-recomputation</text:p>
          </table:table-cell>
          <table:table-cell office:value-type="float" office:value="86.797" calcext:value-type="float">
            <text:p>86.797</text:p>
          </table:table-cell>
          <table:table-cell office:value-type="float" office:value="46.535" calcext:value-type="float">
            <text:p>46.535</text:p>
          </table:table-cell>
          <table:table-cell office:value-type="float" office:value="45.914" calcext:value-type="float">
            <text:p>45.914</text:p>
          </table:table-cell>
        </table:table-row>
        <table:table-row table:style-name="ro1">
          <table:table-cell office:value-type="string" calcext:value-type="string">
            <text:p>1s-50m-10t-50m-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86.488" calcext:value-type="float">
            <text:p>386.488</text:p>
          </table:table-cell>
          <table:table-cell office:value-type="float" office:value="212.242" calcext:value-type="float">
            <text:p>212.242</text:p>
          </table:table-cell>
          <table:table-cell office:value-type="float" office:value="209.924" calcext:value-type="float">
            <text:p>209.924</text:p>
          </table:table-cell>
        </table:table-row>
        <table:table-row table:style-name="ro1">
          <table:table-cell office:value-type="string" calcext:value-type="string">
            <text:p>1s-50m-10t-50m-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46.69" calcext:value-type="float">
            <text:p>146.69</text:p>
          </table:table-cell>
          <table:table-cell office:value-type="float" office:value="62.724" calcext:value-type="float">
            <text:p>62.724</text:p>
          </table:table-cell>
          <table:table-cell office:value-type="float" office:value="62.66" calcext:value-type="float">
            <text:p>62.66</text:p>
          </table:table-cell>
        </table:table-row>
        <table:table-row table:style-name="ro1">
          <table:table-cell office:value-type="string" calcext:value-type="string">
            <text:p>1s-50m-10t-50m-0a</text:p>
          </table:table-cell>
          <table:table-cell office:value-type="string" calcext:value-type="string">
            <text:p>task-recomputation</text:p>
          </table:table-cell>
          <table:table-cell office:value-type="float" office:value="137.622" calcext:value-type="float">
            <text:p>137.622</text:p>
          </table:table-cell>
          <table:table-cell office:value-type="float" office:value="79.55" calcext:value-type="float">
            <text:p>79.55</text:p>
          </table:table-cell>
          <table:table-cell office:value-type="float" office:value="80.458" calcext:value-type="float">
            <text:p>80.458</text:p>
          </table:table-cell>
        </table:table-row>
        <table:table-row table:style-name="ro1">
          <table:table-cell office:value-type="string" calcext:value-type="string">
            <text:p>1s-50m-20t-50m-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33.062" calcext:value-type="float">
            <text:p>733.062</text:p>
          </table:table-cell>
          <table:table-cell office:value-type="float" office:value="413.742" calcext:value-type="float">
            <text:p>413.742</text:p>
          </table:table-cell>
          <table:table-cell office:value-type="float" office:value="413.652" calcext:value-type="float">
            <text:p>413.652</text:p>
          </table:table-cell>
        </table:table-row>
        <table:table-row table:style-name="ro1">
          <table:table-cell office:value-type="string" calcext:value-type="string">
            <text:p>1s-50m-20t-50m-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38.116" calcext:value-type="float">
            <text:p>238.116</text:p>
          </table:table-cell>
          <table:table-cell office:value-type="float" office:value="105.368" calcext:value-type="float">
            <text:p>105.368</text:p>
          </table:table-cell>
          <table:table-cell office:value-type="float" office:value="105.242" calcext:value-type="float">
            <text:p>105.242</text:p>
          </table:table-cell>
        </table:table-row>
        <table:table-row table:style-name="ro1">
          <table:table-cell office:value-type="string" calcext:value-type="string">
            <text:p>1s-50m-20t-50m-0a</text:p>
          </table:table-cell>
          <table:table-cell office:value-type="string" calcext:value-type="string">
            <text:p>task-recomputation</text:p>
          </table:table-cell>
          <table:table-cell office:value-type="float" office:value="250.97" calcext:value-type="float">
            <text:p>250.97</text:p>
          </table:table-cell>
          <table:table-cell office:value-type="float" office:value="141.654" calcext:value-type="float">
            <text:p>141.654</text:p>
          </table:table-cell>
          <table:table-cell office:value-type="float" office:value="142.48" calcext:value-type="float">
            <text:p>142.48</text:p>
          </table:table-cell>
        </table:table-row>
        <table:table-row table:style-name="ro1">
          <table:table-cell office:value-type="string" calcext:value-type="string">
            <text:p>1s-50m-5t-50m-5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61.632" calcext:value-type="float">
            <text:p>261.632</text:p>
          </table:table-cell>
          <table:table-cell office:value-type="float" office:value="131.766" calcext:value-type="float">
            <text:p>131.766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office:value-type="string" calcext:value-type="string">
            <text:p>1s-50m-5t-50m-5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09.639" calcext:value-type="float">
            <text:p>109.639</text:p>
          </table:table-cell>
          <table:table-cell office:value-type="float" office:value="40.92" calcext:value-type="float">
            <text:p>40.92</text:p>
          </table:table-cell>
          <table:table-cell office:value-type="float" office:value="41.087" calcext:value-type="float">
            <text:p>41.087</text:p>
          </table:table-cell>
        </table:table-row>
        <table:table-row table:style-name="ro1">
          <table:table-cell office:value-type="string" calcext:value-type="string">
            <text:p>1s-50m-5t-50m-5a</text:p>
          </table:table-cell>
          <table:table-cell office:value-type="string" calcext:value-type="string">
            <text:p>task-recomputation</text:p>
          </table:table-cell>
          <table:table-cell office:value-type="float" office:value="100.215" calcext:value-type="float">
            <text:p>100.215</text:p>
          </table:table-cell>
          <table:table-cell office:value-type="float" office:value="55.948" calcext:value-type="float">
            <text:p>55.948</text:p>
          </table:table-cell>
          <table:table-cell office:value-type="float" office:value="56.345" calcext:value-type="float">
            <text:p>56.345</text:p>
          </table:table-cell>
        </table:table-row>
        <table:table-row table:style-name="ro1">
          <table:table-cell office:value-type="string" calcext:value-type="string">
            <text:p>1s-50m-5t-50m-1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87.15" calcext:value-type="float">
            <text:p>287.15</text:p>
          </table:table-cell>
          <table:table-cell office:value-type="float" office:value="155.368" calcext:value-type="float">
            <text:p>155.368</text:p>
          </table:table-cell>
          <table:table-cell office:value-type="float" office:value="158.278" calcext:value-type="float">
            <text:p>158.278</text:p>
          </table:table-cell>
        </table:table-row>
        <table:table-row table:style-name="ro1">
          <table:table-cell office:value-type="string" calcext:value-type="string">
            <text:p>1s-50m-5t-50m-1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13.878" calcext:value-type="float">
            <text:p>113.878</text:p>
          </table:table-cell>
          <table:table-cell office:value-type="float" office:value="46.862" calcext:value-type="float">
            <text:p>46.862</text:p>
          </table:table-cell>
          <table:table-cell office:value-type="float" office:value="48.438" calcext:value-type="float">
            <text:p>48.438</text:p>
          </table:table-cell>
        </table:table-row>
        <table:table-row table:style-name="ro1">
          <table:table-cell office:value-type="string" calcext:value-type="string">
            <text:p>1s-50m-5t-50m-10a</text:p>
          </table:table-cell>
          <table:table-cell office:value-type="string" calcext:value-type="string">
            <text:p>task-recomputation</text:p>
          </table:table-cell>
          <table:table-cell office:value-type="float" office:value="111.874" calcext:value-type="float">
            <text:p>111.874</text:p>
          </table:table-cell>
          <table:table-cell office:value-type="float" office:value="68.03" calcext:value-type="float">
            <text:p>68.03</text:p>
          </table:table-cell>
          <table:table-cell office:value-type="float" office:value="68.246" calcext:value-type="float">
            <text:p>68.246</text:p>
          </table:table-cell>
        </table:table-row>
        <table:table-row table:style-name="ro1">
          <table:table-cell office:value-type="string" calcext:value-type="string">
            <text:p>1s-50m-5t-50m-2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36.21" calcext:value-type="float">
            <text:p>336.21</text:p>
          </table:table-cell>
          <table:table-cell office:value-type="float" office:value="189.492" calcext:value-type="float">
            <text:p>189.492</text:p>
          </table:table-cell>
          <table:table-cell office:value-type="float" office:value="192.816" calcext:value-type="float">
            <text:p>192.816</text:p>
          </table:table-cell>
        </table:table-row>
        <table:table-row table:style-name="ro1">
          <table:table-cell office:value-type="string" calcext:value-type="string">
            <text:p>1s-50m-5t-50m-2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25.79" calcext:value-type="float">
            <text:p>125.79</text:p>
          </table:table-cell>
          <table:table-cell office:value-type="float" office:value="54.994" calcext:value-type="float">
            <text:p>54.994</text:p>
          </table:table-cell>
          <table:table-cell office:value-type="float" office:value="55.084" calcext:value-type="float">
            <text:p>55.084</text:p>
          </table:table-cell>
        </table:table-row>
        <table:table-row table:style-name="ro1">
          <table:table-cell office:value-type="string" calcext:value-type="string">
            <text:p>1s-50m-5t-50m-20a</text:p>
          </table:table-cell>
          <table:table-cell office:value-type="string" calcext:value-type="string">
            <text:p>task-recomputation</text:p>
          </table:table-cell>
          <table:table-cell office:value-type="float" office:value="131.222" calcext:value-type="float">
            <text:p>131.222</text:p>
          </table:table-cell>
          <table:table-cell office:value-type="float" office:value="84.844" calcext:value-type="float">
            <text:p>84.844</text:p>
          </table:table-cell>
          <table:table-cell office:value-type="float" office:value="85.464" calcext:value-type="float">
            <text:p>85.464</text:p>
          </table:table-cell>
        </table:table-row>
        <table:table-row table:style-name="ro1">
          <table:table-cell office:value-type="string" calcext:value-type="string">
            <text:p>1s-50m-5t-50m-100a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55.452" calcext:value-type="float">
            <text:p>955.452</text:p>
          </table:table-cell>
          <table:table-cell office:value-type="float" office:value="655.776" calcext:value-type="float">
            <text:p>655.776</text:p>
          </table:table-cell>
          <table:table-cell office:value-type="float" office:value="659.862" calcext:value-type="float">
            <text:p>659.862</text:p>
          </table:table-cell>
        </table:table-row>
        <table:table-row table:style-name="ro1">
          <table:table-cell office:value-type="string" calcext:value-type="string">
            <text:p>1s-50m-5t-50m-100a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00.47" calcext:value-type="float">
            <text:p>300.47</text:p>
          </table:table-cell>
          <table:table-cell office:value-type="float" office:value="197.194" calcext:value-type="float">
            <text:p>197.194</text:p>
          </table:table-cell>
          <table:table-cell office:value-type="float" office:value="198.722" calcext:value-type="float">
            <text:p>198.722</text:p>
          </table:table-cell>
        </table:table-row>
        <table:table-row table:style-name="ro1">
          <table:table-cell office:value-type="string" calcext:value-type="string">
            <text:p>1s-50m-5t-50m-100a</text:p>
          </table:table-cell>
          <table:table-cell office:value-type="string" calcext:value-type="string">
            <text:p>task-recomputation</text:p>
          </table:table-cell>
          <table:table-cell office:value-type="float" office:value="371.448" calcext:value-type="float">
            <text:p>371.448</text:p>
          </table:table-cell>
          <table:table-cell office:value-type="float" office:value="309.668" calcext:value-type="float">
            <text:p>309.668</text:p>
          </table:table-cell>
          <table:table-cell office:value-type="float" office:value="310.75" calcext:value-type="float">
            <text:p>31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6T07:06:30.207000000</dc:date>
    <meta:editing-duration>PT2M36S</meta:editing-duration>
    <meta:editing-cycles>1</meta:editing-cycles>
    <meta:document-statistic meta:table-count="2" meta:cell-count="10062" meta:object-count="0"/>
    <meta:generator>LibreOffice/7.1.1.2$Windows_X86_64 LibreOffice_project/fe0b08f4af1bacafe4c7ecc87ce55bb426164676</meta:generator>
  </office:meta>
</office:document-meta>
</file>